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1cf3c" officeooo:paragraph-rsid="0021cf3c"/>
    </style:style>
    <style:style style:name="P2" style:family="paragraph" style:parent-style-name="Footnote">
      <style:text-properties officeooo:rsid="0021cf3c" officeooo:paragraph-rsid="0021cf3c"/>
    </style:style>
    <style:style style:name="P3" style:family="paragraph" style:parent-style-name="Footnote">
      <style:text-properties officeooo:paragraph-rsid="002b3d07"/>
    </style:style>
    <style:style style:name="P4" style:family="paragraph" style:parent-style-name="Footnote">
      <style:text-properties officeooo:paragraph-rsid="002e7061"/>
    </style:style>
    <style:style style:name="P5" style:family="paragraph" style:parent-style-name="Footnote">
      <style:text-properties officeooo:paragraph-rsid="003155f7"/>
    </style:style>
    <style:style style:name="P6" style:family="paragraph" style:parent-style-name="Footnote">
      <style:text-properties officeooo:rsid="00344c4b" officeooo:paragraph-rsid="00344c4b"/>
    </style:style>
    <style:style style:name="P7" style:family="paragraph" style:parent-style-name="Footnote">
      <style:text-properties officeooo:rsid="0037019c" officeooo:paragraph-rsid="0037019c"/>
    </style:style>
    <style:style style:name="P8" style:family="paragraph" style:parent-style-name="Heading_20_1">
      <style:text-properties officeooo:rsid="0021cf3c" officeooo:paragraph-rsid="0021cf3c"/>
    </style:style>
    <style:style style:name="P9" style:family="paragraph" style:parent-style-name="Standard">
      <style:text-properties fo:font-style="normal" officeooo:rsid="0021cf3c" officeooo:paragraph-rsid="0021cf3c" style:font-style-asian="normal" style:font-style-complex="normal"/>
    </style:style>
    <style:style style:name="P10" style:family="paragraph" style:parent-style-name="Standard">
      <style:text-properties officeooo:rsid="0021cf3c" officeooo:paragraph-rsid="0021cf3c"/>
    </style:style>
    <style:style style:name="P11" style:family="paragraph" style:parent-style-name="Standard">
      <style:text-properties officeooo:rsid="0021cf3c" officeooo:paragraph-rsid="00253647"/>
    </style:style>
    <style:style style:name="P12" style:family="paragraph" style:parent-style-name="Standard">
      <style:text-properties officeooo:rsid="0021cf3c" officeooo:paragraph-rsid="0027097f"/>
    </style:style>
    <style:style style:name="P13" style:family="paragraph" style:parent-style-name="Standard">
      <style:text-properties officeooo:rsid="0021cf3c" officeooo:paragraph-rsid="002907f1"/>
    </style:style>
    <style:style style:name="P14" style:family="paragraph" style:parent-style-name="Standard">
      <style:text-properties officeooo:rsid="0021cf3c" officeooo:paragraph-rsid="002a7d41"/>
    </style:style>
    <style:style style:name="P15" style:family="paragraph" style:parent-style-name="Standard">
      <style:text-properties officeooo:rsid="0021cf3c" officeooo:paragraph-rsid="002b3d07"/>
    </style:style>
    <style:style style:name="P16" style:family="paragraph" style:parent-style-name="Standard">
      <style:text-properties officeooo:rsid="0021cf3c" officeooo:paragraph-rsid="002bc880"/>
    </style:style>
    <style:style style:name="P17" style:family="paragraph" style:parent-style-name="Standard">
      <style:text-properties officeooo:rsid="0021cf3c" officeooo:paragraph-rsid="002d5922"/>
    </style:style>
    <style:style style:name="P18" style:family="paragraph" style:parent-style-name="Standard">
      <style:text-properties officeooo:rsid="0021cf3c" officeooo:paragraph-rsid="002e7061"/>
    </style:style>
    <style:style style:name="P19" style:family="paragraph" style:parent-style-name="Standard">
      <style:text-properties officeooo:rsid="0021cf3c" officeooo:paragraph-rsid="002eeaca"/>
    </style:style>
    <style:style style:name="P20" style:family="paragraph" style:parent-style-name="Standard">
      <style:text-properties officeooo:rsid="0021cf3c" officeooo:paragraph-rsid="00329b72"/>
    </style:style>
    <style:style style:name="P21" style:family="paragraph" style:parent-style-name="Standard">
      <style:text-properties officeooo:rsid="0021cf3c" officeooo:paragraph-rsid="00344c4b"/>
    </style:style>
    <style:style style:name="P22" style:family="paragraph" style:parent-style-name="Standard">
      <style:text-properties officeooo:rsid="0021cf3c" officeooo:paragraph-rsid="00350f47"/>
    </style:style>
    <style:style style:name="P23" style:family="paragraph" style:parent-style-name="Standard">
      <style:text-properties officeooo:rsid="0021cf3c" officeooo:paragraph-rsid="00353c7d"/>
    </style:style>
    <style:style style:name="P24" style:family="paragraph" style:parent-style-name="Standard">
      <style:text-properties officeooo:rsid="0021cf3c" officeooo:paragraph-rsid="0037019c"/>
    </style:style>
    <style:style style:name="P25" style:family="paragraph" style:parent-style-name="Standard">
      <style:text-properties officeooo:rsid="0021cf3c" officeooo:paragraph-rsid="00376bfd"/>
    </style:style>
    <style:style style:name="P26" style:family="paragraph" style:parent-style-name="Standard">
      <style:text-properties officeooo:rsid="0021cf3c" officeooo:paragraph-rsid="003861e5"/>
    </style:style>
    <style:style style:name="P27" style:family="paragraph" style:parent-style-name="Standard">
      <style:text-properties officeooo:paragraph-rsid="0021cf3c"/>
    </style:style>
    <style:style style:name="P28" style:family="paragraph" style:parent-style-name="Standard">
      <style:text-properties officeooo:paragraph-rsid="0027097f"/>
    </style:style>
    <style:style style:name="P29" style:family="paragraph" style:parent-style-name="Standard">
      <style:text-properties officeooo:paragraph-rsid="002d5922"/>
    </style:style>
    <style:style style:name="P30" style:family="paragraph" style:parent-style-name="Standard">
      <style:text-properties officeooo:paragraph-rsid="002eeaca"/>
    </style:style>
    <style:style style:name="P31" style:family="paragraph" style:parent-style-name="Standard">
      <style:text-properties officeooo:paragraph-rsid="002f6de7"/>
    </style:style>
    <style:style style:name="P32" style:family="paragraph" style:parent-style-name="Standard">
      <style:text-properties officeooo:paragraph-rsid="00329b72"/>
    </style:style>
    <style:style style:name="P33" style:family="paragraph" style:parent-style-name="Standard">
      <style:text-properties officeooo:paragraph-rsid="00350f47"/>
    </style:style>
    <style:style style:name="P34" style:family="paragraph" style:parent-style-name="Standard">
      <style:text-properties officeooo:paragraph-rsid="00353c7d"/>
    </style:style>
    <style:style style:name="P35" style:family="paragraph" style:parent-style-name="Standard">
      <style:text-properties officeooo:paragraph-rsid="0037019c"/>
    </style:style>
    <style:style style:name="P36" style:family="paragraph" style:parent-style-name="Standard">
      <style:text-properties officeooo:paragraph-rsid="00376bfd"/>
    </style:style>
    <style:style style:name="P37" style:family="paragraph" style:parent-style-name="Standard">
      <style:text-properties officeooo:paragraph-rsid="003861e5"/>
    </style:style>
    <style:style style:name="T1" style:family="text">
      <style:text-properties fo:font-style="italic" style:font-style-asian="italic" style:font-style-complex="italic"/>
    </style:style>
    <style:style style:name="T2" style:family="text">
      <style:text-properties fo:font-style="italic" officeooo:rsid="0021cf3c" style:font-style-asian="italic" style:font-style-complex="italic"/>
    </style:style>
    <style:style style:name="T3" style:family="text">
      <style:text-properties fo:font-style="italic" officeooo:rsid="0027097f" style:font-style-asian="italic" style:font-style-complex="italic"/>
    </style:style>
    <style:style style:name="T4" style:family="text">
      <style:text-properties fo:font-style="italic" officeooo:rsid="002907f1" style:font-style-asian="italic" style:font-style-complex="italic"/>
    </style:style>
    <style:style style:name="T5" style:family="text">
      <style:text-properties fo:font-style="italic" officeooo:rsid="002a7d41" style:font-style-asian="italic" style:font-style-complex="italic"/>
    </style:style>
    <style:style style:name="T6" style:family="text">
      <style:text-properties fo:font-style="italic" officeooo:rsid="002bc880" style:font-style-asian="italic" style:font-style-complex="italic"/>
    </style:style>
    <style:style style:name="T7" style:family="text">
      <style:text-properties fo:font-style="italic" officeooo:rsid="002e7061" style:font-style-asian="italic" style:font-style-complex="italic"/>
    </style:style>
    <style:style style:name="T8" style:family="text">
      <style:text-properties fo:font-style="italic" officeooo:rsid="002eeaca" style:font-style-asian="italic" style:font-style-complex="italic"/>
    </style:style>
    <style:style style:name="T9" style:family="text">
      <style:text-properties fo:font-style="italic" officeooo:rsid="002f6de7" style:font-style-asian="italic" style:font-style-complex="italic"/>
    </style:style>
    <style:style style:name="T10" style:family="text">
      <style:text-properties fo:font-style="italic" officeooo:rsid="003861e5"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2907f1" style:font-style-asian="italic" style:font-style-complex="italic"/>
    </style:style>
    <style:style style:name="T13" style:family="text">
      <style:text-properties fo:font-style="italic" style:text-underline-style="none" officeooo:rsid="002a7d41" style:font-style-asian="italic" style:font-style-complex="italic"/>
    </style:style>
    <style:style style:name="T14" style:family="text">
      <style:text-properties fo:font-style="italic" style:text-underline-style="none" officeooo:rsid="0021cf3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53647" style:font-style-asian="normal" style:font-style-complex="normal"/>
    </style:style>
    <style:style style:name="T17" style:family="text">
      <style:text-properties fo:font-style="normal" officeooo:rsid="0021cf3c" style:font-style-asian="normal" style:font-style-complex="normal"/>
    </style:style>
    <style:style style:name="T18" style:family="text">
      <style:text-properties fo:font-style="normal" officeooo:rsid="0027097f" style:font-style-asian="normal" style:font-style-complex="normal"/>
    </style:style>
    <style:style style:name="T19" style:family="text">
      <style:text-properties fo:font-style="normal" officeooo:rsid="002907f1" style:font-style-asian="normal" style:font-style-complex="normal"/>
    </style:style>
    <style:style style:name="T20" style:family="text">
      <style:text-properties fo:font-style="normal" officeooo:rsid="002a7d41" style:font-style-asian="normal" style:font-style-complex="normal"/>
    </style:style>
    <style:style style:name="T21" style:family="text">
      <style:text-properties fo:font-style="normal" officeooo:rsid="002b3d07" style:font-style-asian="normal" style:font-style-complex="normal"/>
    </style:style>
    <style:style style:name="T22" style:family="text">
      <style:text-properties fo:font-style="normal" officeooo:rsid="002bc880" style:font-style-asian="normal" style:font-style-complex="normal"/>
    </style:style>
    <style:style style:name="T23" style:family="text">
      <style:text-properties fo:font-style="normal" officeooo:rsid="002d5922" style:font-style-asian="normal" style:font-style-complex="normal"/>
    </style:style>
    <style:style style:name="T24" style:family="text">
      <style:text-properties fo:font-style="normal" officeooo:rsid="002e7061" style:font-style-asian="normal" style:font-style-complex="normal"/>
    </style:style>
    <style:style style:name="T25" style:family="text">
      <style:text-properties fo:font-style="normal" officeooo:rsid="002eeaca" style:font-style-asian="normal" style:font-style-complex="normal"/>
    </style:style>
    <style:style style:name="T26" style:family="text">
      <style:text-properties fo:font-style="normal" officeooo:rsid="002f6de7" style:font-style-asian="normal" style:font-style-complex="normal"/>
    </style:style>
    <style:style style:name="T27" style:family="text">
      <style:text-properties fo:font-style="normal" officeooo:rsid="003155f7" style:font-style-asian="normal" style:font-style-complex="normal"/>
    </style:style>
    <style:style style:name="T28" style:family="text">
      <style:text-properties fo:font-style="normal" officeooo:rsid="00329b72" style:font-style-asian="normal" style:font-style-complex="normal"/>
    </style:style>
    <style:style style:name="T29" style:family="text">
      <style:text-properties fo:font-style="normal" officeooo:rsid="00344c4b" style:font-style-asian="normal" style:font-style-complex="normal"/>
    </style:style>
    <style:style style:name="T30" style:family="text">
      <style:text-properties fo:font-style="normal" officeooo:rsid="00350f47" style:font-style-asian="normal" style:font-style-complex="normal"/>
    </style:style>
    <style:style style:name="T31" style:family="text">
      <style:text-properties fo:font-style="normal" officeooo:rsid="00353c7d" style:font-style-asian="normal" style:font-style-complex="normal"/>
    </style:style>
    <style:style style:name="T32" style:family="text">
      <style:text-properties fo:font-style="normal" officeooo:rsid="0037019c" style:font-style-asian="normal" style:font-style-complex="normal"/>
    </style:style>
    <style:style style:name="T33" style:family="text">
      <style:text-properties fo:font-style="normal" officeooo:rsid="00376bfd" style:font-style-asian="normal" style:font-style-complex="normal"/>
    </style:style>
    <style:style style:name="T34" style:family="text">
      <style:text-properties fo:font-style="normal" officeooo:rsid="003861e5" style:font-style-asian="normal" style:font-style-complex="normal"/>
    </style:style>
    <style:style style:name="T35" style:family="text">
      <style:text-properties officeooo:rsid="0021cf3c"/>
    </style:style>
    <style:style style:name="T36" style:family="text">
      <style:text-properties officeooo:rsid="00234c33"/>
    </style:style>
    <style:style style:name="T37" style:family="text">
      <style:text-properties officeooo:rsid="002907f1"/>
    </style:style>
    <style:style style:name="T38" style:family="text">
      <style:text-properties fo:font-size="10pt" officeooo:rsid="002907f1" style:font-size-asian="10pt" style:font-size-complex="10pt"/>
    </style:style>
    <style:style style:name="T39" style:family="text">
      <style:text-properties fo:font-size="10pt" officeooo:rsid="002a7d41" style:font-size-asian="10pt" style:font-size-complex="10pt"/>
    </style:style>
    <style:style style:name="T40" style:family="text">
      <style:text-properties fo:font-size="10pt" officeooo:rsid="002b3d07" style:font-size-asian="10pt" style:font-size-complex="10pt"/>
    </style:style>
    <style:style style:name="T41" style:family="text">
      <style:text-properties fo:font-size="10pt" officeooo:rsid="002bc880" style:font-size-asian="10pt" style:font-size-complex="10pt"/>
    </style:style>
    <style:style style:name="T42" style:family="text">
      <style:text-properties fo:font-size="10pt" fo:font-style="italic" officeooo:rsid="002a7d41" style:font-size-asian="10pt" style:font-style-asian="italic" style:font-size-complex="10pt" style:font-style-complex="italic"/>
    </style:style>
    <style:style style:name="T43" style:family="text">
      <style:text-properties fo:font-size="10pt" fo:font-style="italic" officeooo:rsid="002bc880" style:font-size-asian="10pt" style:font-style-asian="italic" style:font-size-complex="10pt" style:font-style-complex="italic"/>
    </style:style>
    <style:style style:name="T44" style:family="text">
      <style:text-properties fo:font-size="10pt" fo:font-style="normal" officeooo:rsid="0021cf3c" style:font-size-asian="10pt" style:font-style-asian="normal" style:font-size-complex="10pt" style:font-style-complex="normal"/>
    </style:style>
    <style:style style:name="T45" style:family="text">
      <style:text-properties fo:font-size="10pt" fo:font-style="normal" officeooo:rsid="003155f7" style:font-size-asian="10pt" style:font-style-asian="normal" style:font-size-complex="10pt" style:font-style-complex="normal"/>
    </style:style>
    <style:style style:name="T46" style:family="text">
      <style:text-properties officeooo:rsid="002a7d41"/>
    </style:style>
    <style:style style:name="T47" style:family="text">
      <style:text-properties officeooo:rsid="002b3d07"/>
    </style:style>
    <style:style style:name="T48" style:family="text">
      <style:text-properties officeooo:rsid="002bc880"/>
    </style:style>
    <style:style style:name="T49" style:family="text">
      <style:text-properties officeooo:rsid="002e7061"/>
    </style:style>
    <style:style style:name="T50" style:family="text">
      <style:text-properties officeooo:rsid="002f6de7"/>
    </style:style>
    <style:style style:name="T51" style:family="text">
      <style:text-properties officeooo:rsid="00353c7d"/>
    </style:style>
    <style:style style:name="T52" style:family="text">
      <style:text-properties officeooo:rsid="00386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Livre V<text:line-break/>Orphée (Les mystères de Dionysos)</text:h>
      <text:h text:style-name="_3c_epigraph_3e_" text:outline-level="2" text:is-list-header="true">Comme elles s’agitent <text:span text:style-name="T36">dans l’immense univers, comme elles tourbillonnent et se cherchent, ces âmes innombrables qui jaillissent de la grande âme du Monde ! Elles tombent de planète en planète et pleurent dans l’abîme la patrie oubliée… Ce sont tes larmes, Dionysos… Oh ! grand Esprit, ô divin Libérateur, reprend tes filles dans ton sein de lumière.</text:span></text:h>
      <text:h text:style-name="_3c_epigraph.bibl_3e_" text:outline-level="2" text:is-list-header="true">Fragment orphique</text:h>
      <text:h text:style-name="_3c_epigraph_3e_" text:outline-level="2" text:is-list-header="true">Eurydice ! ô <text:span text:style-name="T36">Lumière divine ! dit Orphée en mourant. – Eurydice ! Gémirent en se brisant les sept cordes de sa Lyre. – Et sa tête qui roule, emporté à jamais sur le fleuve des temps, clame encore : – Eurydice ! Eurydice !</text:span></text:h>
      <text:h text:style-name="_3c_epigraph.bibl_3e_" text:outline-level="2" text:is-list-header="true">Légende d’Orphée</text:h>
      <text:h text:style-name="Heading_20_2" text:outline-level="2">I<text:line-break/>La Grèce préhistorique – Les Bacchantes – L’apparition d’Orphée</text:h>
      <text:p text:style-name="P27"><text:span text:style-name="_3c_pb_3e_"><text:span text:style-name="T35">[219]</text:span></text:span><text:span text:style-name="T35">Dans les sanctuaires d’Apollon qui possédaient la tradition orphique, une fête mystérieuse se célébrait où les narcisses refleurissaient près de la fontaine de Castalie. Les trépieds, les lyres du temple vibraient d’elles-mêmes et le Dieu invisible était censé</text:span><text:span text:style-name="T35"><text:note text:id="ftn1" text:note-class="footnote"><text:note-citation>1</text:note-citation><text:note-body><text:p text:style-name="P1">sensé</text:p></text:note-body></text:note></text:span><text:span text:style-name="T35"> revenir au pays des Hyperboréens, sur un char traîné par des cygnes. Alors, la grande prêtresse vêtue en Muse, couronnée de lauriers, le front ceint des bandelettes sacrées, chantait devant les seuls initiés </text:span><text:span text:style-name="T2">la naissance d’Orphée</text:span><text:span text:style-name="T17">, fils d’Apollon et d’une prêtresse du Dieu. Elle invoquait l’âme d’Orphée, père des mystes, sauveur mélodieux des hommes ; Orphée souverain, immortel et trois fois couronné, dans les enfers, sur la terre et </text:span><text:span text:style-name="_3c_pb_3e_"><text:span text:style-name="T17">[220]</text:span></text:span><text:span text:style-name="T17">dans le ciel ; marchant, une étoile au front, parmi les astres et les Dieux.</text:span></text:p>
      <text:p text:style-name="P9">Le chant mystique de la prêtresse de Delphes faisait allusion à l’un des nombreux secrets gardés par les prêtres d’Apollon et ignorés de la foule. Orphée fut le génie animateur de la Grèce sacrée, l’éveilleur de son âme divine. Sa lyre aux sept cordes embrasse l’univers. Chacune d’elles répond à un mode de l’âme humaine, contient la loi d’une science et d’un art. Nous avons perdu la clef de sa pleine harmonie, mais les modes divers n’ont pas cessé de vibrer à nos oreilles. L’impulsion théurgique et dionysiaque d’Orphée sut communiquer à la Grèce, s’est transmise par elle à toute l’Europe. Notre temps ne croit plus à la beauté dans la vie. Si, malgré tout, il en garde un profond ressouvenir, une secrète et invincible espérance, il le doit à ce sublime Inspiré. Saluons en lui le grand initiateur de la Grèce, l’Ancêtre de la Poésie et de la Musique, conçues comme révélatrice de la vérité éternelle.</text:p>
      <text:p text:style-name="P9">Mais avant de reconstituer l’histoire d’Orphée du fond même de la tradition des sanctuaires, disons ce qu’était la Grèce à son apparition.</text:p>
      <text:p text:style-name="P9"/>
      <text:p text:style-name="P10"><text:span text:style-name="T15">C’était au temps de Moïse, cinq siècles avant Homère, treize siècles avant le Christ. L’inde s’enfonçait dans son </text:span><text:span text:style-name="T1">Kali-Youg</text:span><text:span text:style-name="T15">, en son âge de ténèbres, et n’offrait plus que l’ombre de son ancienne splendeur. L’Assyrie, qui, par la tyrannie de Babylone, avait déchaîné sur le monde le fléau de l’anarchie, continuait à piétiner </text:span><text:span text:style-name="T16">l’Asie. L’Égypte, très grande par la science de ses prêtres et par ses pharaons, résistait de toutes ses forces à cette décomposition universelle ; mais son action s’arrêtait à l’Euphrate et à la Méditerranée. Israël allait relever dans le désert le principe du Dieu </text:span><text:span text:style-name="_3c_pb_3e_"><text:span text:style-name="T15">[</text:span></text:span><text:span text:style-name="_3c_pb_3e_"><text:span text:style-name="T16">221</text:span></text:span><text:span text:style-name="_3c_pb_3e_"><text:span text:style-name="T15">]</text:span></text:span><text:span text:style-name="T15">mâle et de l’unité divine par la voix tonnante de Moïse ; mais la terre n’avait pas encore entendu ses échos.</text:span></text:p>
      <text:p text:style-name="P10"><text:span text:style-name="T15">La Grèce était profondément divisée par la religion et par la politique.</text:span></text:p>
      <text:p text:style-name="P10"><text:span text:style-name="T16">La</text:span><text:span text:style-name="T15"> péninsule montagneuse qui étale ses </text:span><text:span text:style-name="T16">f</text:span><text:span text:style-name="T15">ines découpures dans la Méditerranée et qu’entourent des guirlandes d’îles, était peuplée depuis des milliers d’années par une poussée de la race blanche, </text:span><text:soft-page-break/><text:span text:style-name="T15">voisine des Gêtes, des Scythes et des Celtes primitifs. Cette race avait subi les mélanges, les impulsions de toutes les civilisations antérieures. Des colonies de l’Inde, de l’Égypte, de la Phénicie avaient essaimé sur ses rivages, peuplé ses promontoires et ses vallées de races, de coutumes, de divinités multiples. Des flottes passaient, voiles déployées, sous les jambes du colosse de Rhodes, posé sur les deux môles de son port. La mer des Cyclades, où, par les jours clairs, le navigateur voit toujours quelque île ou quelque rive surgir à l’horizon, était sillonnée par les proues rouges des Phéniciens et les proues noires des pirates de Lydie. I</text:span><text:span text:style-name="T16">l</text:span><text:span text:style-name="T15">s emportaient dans leurs nefs creuses toutes les richesses de l’Asie et de l’Afrique : de l’ivoire, des poteries </text:span><text:span text:style-name="T16">p</text:span><text:span text:style-name="T15">eintes, des étoffes de Syrie, des vases d’or, de la pourpre </text:span><text:span text:style-name="T16">e</text:span><text:span text:style-name="T15">t des perles – souvent des femmes enlevé</text:span><text:span text:style-name="T16">e</text:span><text:span text:style-name="T15">s </text:span><text:span text:style-name="T16">s</text:span><text:span text:style-name="T15">ur une côte sauvage.</text:span></text:p>
      <text:p text:style-name="P11"><text:span text:style-name="T15">Par ces croisements de races, s’était mou</text:span><text:span text:style-name="T16">l</text:span><text:span text:style-name="T15">é un </text:span><text:span text:style-name="T16">i</text:span><text:span text:style-name="T15">diome harmonieux et facile, mélange de ce</text:span><text:span text:style-name="T16">l</text:span><text:span text:style-name="T15">te primitif, de zend, de sanscrit et de phénicien. Cette langue, qui </text:span><text:span text:style-name="T16">p</text:span><text:span text:style-name="T15">eignait la majesté de l’Océan dans le nom de </text:span><text:span text:style-name="T1">Poséidôn</text:span><text:span text:style-name="T15"> et la sérénité du ciel dans celui d’</text:span><text:span text:style-name="T1">Ouranos</text:span><text:span text:style-name="T15">, imitait toutes les voix de la nature depuis le gazou</text:span><text:span text:style-name="T16">i</text:span><text:span text:style-name="T15">llis des oiseaux jusqu’au choc des épées et au fracas de la tempête. Elle était multicolore comme sa mer d’un bleu i</text:span><text:span text:style-name="T16">n</text:span><text:span text:style-name="T15">tense, aux azurs </text:span><text:span text:style-name="T16">c</text:span><text:span text:style-name="T15">hangeants, multisonnante comme </text:span><text:span text:style-name="_3c_pb_3e_"><text:span text:style-name="T15">[</text:span></text:span><text:span text:style-name="_3c_pb_3e_"><text:span text:style-name="T16">222</text:span></text:span><text:span text:style-name="_3c_pb_3e_"><text:span text:style-name="T15">]</text:span></text:span><text:span text:style-name="T15">les vagues qui murmurent dans </text:span><text:span text:style-name="T18">l</text:span><text:span text:style-name="T15">es golfes ou mugissent sur ses récifs innombrables – </text:span><text:span text:style-name="T1">poluphlosboïo Thalassa</text:span><text:span text:style-name="T15">, comme dit Homère.</text:span></text:p>
      <text:p text:style-name="P27"><text:span text:style-name="T17">Avec ces marchands ou ces pirates, il y avait souvent des prêtres qui les dirigea</text:span><text:span text:style-name="T18">i</text:span><text:span text:style-name="T17">ent et leur commandaient en maîtres. I</text:span><text:span text:style-name="T18">ls </text:span><text:span text:style-name="T17">cachaient précieusement dans leur barque, une image en bois d’une divinité quelconque.</text:span></text:p>
      <text:p text:style-name="P12"><text:span text:style-name="T15">L’image était grossi</text:span><text:span text:style-name="T18">è</text:span><text:span text:style-name="T15">rement sculptée sans doute, et </text:span><text:span text:style-name="T18">l</text:span><text:span text:style-name="T15">es matelots d’alors avaient pour elle </text:span><text:span text:style-name="T18">l</text:span><text:span text:style-name="T15">e même fétichisme que beaucoup de nos marins ont pour leur madone. Mais ces prêtres n’en étaient pas moins en possession de certaines sciences, et la divinité qu’ils emportaient de leur temp</text:span><text:span text:style-name="T18">l</text:span><text:span text:style-name="T15">e </text:span><text:span text:style-name="T18">e</text:span><text:span text:style-name="T15">n pays étranger représentait pour eux une conception de la nature, un ensemble de lois, une organisation civile et religieuse. Car en ces temps, toute la vie intellectuelle descendait des sanctu</text:span><text:span text:style-name="T18">a</text:span><text:span text:style-name="T15">ires. On adorait Junon à Argos ; Artémis en Arcadie : à Paphos, à Corinthe, l’Astarté p</text:span><text:span text:style-name="T18">h</text:span><text:span text:style-name="T15">énicienne était devenue l’Aphrodite née de l’écume des flots. Plusieurs initiateurs avaient paru en Attique. Une colonie é</text:span><text:span text:style-name="T18">gy</text:span><text:span text:style-name="T15">ptienne avait porté à Éleusis le culte d’Isis sous forme de Dèm</text:span><text:span text:style-name="T18">è</text:span><text:span text:style-name="T15">tèr (Cérès), mère des Di</text:span><text:span text:style-name="T18">e</text:span><text:span text:style-name="T15">ux. </text:span><text:span text:style-name="T18">E</text:span><text:span text:style-name="T15">rechtée avait établie </text:span><text:span text:style-name="T18">e</text:span><text:span text:style-name="T15">ntre le mont Hymette et le Pentélique le culte d’une déesse vierge, fille du ciel bleu, amie de l’olivier et de la sagesse. Pendant les invasions, au premier signal d’alarme, la population se réfugiait sur l’Acropole et se serrait autour de la déesse comme autour d’une victoire viva</text:span><text:span text:style-name="T18">nt</text:span><text:span text:style-name="T15">e.</text:span></text:p>
      <text:p text:style-name="P28"><text:span text:style-name="T17">Au-dessus des divinités locales régnaient quelques dieux mâles et cosmogoniques. Mais, relégués sur les hautes montagn</text:span><text:span text:style-name="T18">e</text:span><text:span text:style-name="T17">s, éclipsés par le cortège brillant des divinités féminines, ils avaient peu d’influence. Le Dieu solaire, l’Apollon delphien</text:span><text:span text:style-name="T17"><text:note text:id="ftn0" text:note-class="footnote"><text:note-citation>2</text:note-citation><text:note-body><text:p text:style-name="Footnote"><text:span text:style-name="T15"><text:s/>Selon l’antique tradition des Traces, la poésie avait été inven</text:span><text:span text:style-name="T18">t</text:span><text:span text:style-name="T15">é</text:span><text:span text:style-name="T18">e</text:span><text:span text:style-name="T15"> p</text:span><text:span text:style-name="T18">a</text:span><text:span text:style-name="T15">r </text:span><text:span text:style-name="T1">Ol</text:span><text:span text:style-name="T3">e</text:span><text:span text:style-name="T1">n.</text:span><text:span text:style-name="T15"> Or ce nom v</text:span><text:span text:style-name="T18">e</text:span><text:span text:style-name="T15">ut dire en phénicien l’</text:span><text:span text:style-name="T1">Être universel</text:span><text:span text:style-name="T15">. Apollon a la même racine. </text:span><text:span text:style-name="T1">Ap Olen</text:span><text:span text:style-name="T15"> ou </text:span><text:span text:style-name="T1">Ap Wholon</text:span><text:span text:style-name="T15"> signifie </text:span><text:span text:style-name="T1">P</text:span><text:span text:style-name="T3">è</text:span><text:span text:style-name="T1">re universel</text:span><text:span text:style-name="T15">. Primitivement on adorait à Delphes l’Être universel sous le nom d’Olen. Le culte d’Apollon fut introduit par un prêtre novateur, sous impulsion de la doctrine du verbe solaire qui parcourait alors les sanctuaires de l’Inde et de l’Égypte. Ce réformateur identifi</text:span><text:span text:style-name="T18">a</text:span><text:span text:style-name="T15"> le Père universel avec sa double manifestation : la lumière hyperphysique et le soleil visible. Mais cette réforme ne sortit guère des profondeurs du sanctuaire. Ce fut Orphée qui donna </text:span><text:span text:style-name="T18">u</text:span><text:span text:style-name="T15">ne puissance nouvelle au verbe solaire d’Apollon, en le ranimant et en l’électrisant par les mystères de Dionysos. (Voir Fabre d’Olivet, </text:span><text:span text:style-name="T1">Les vers dorés de Pythagore</text:span><text:span text:style-name="T15">.)</text:span></text:p></text:note-body></text:note></text:span><text:span text:style-name="T17"> existait déjà, mais </text:span><text:span text:style-name="_3c_pb_3e_"><text:span text:style-name="T17">[</text:span></text:span><text:span text:style-name="_3c_pb_3e_"><text:span text:style-name="T18">223</text:span></text:span><text:span text:style-name="_3c_pb_3e_"><text:span text:style-name="T17">]</text:span></text:span><text:span text:style-name="T17">ne jouait encore qu’un rôle effacé. Il y avait des prêtres de Zeus le Très-Haut, au pied des cimes </text:span><text:span text:style-name="T34">neigeuses d</text:span><text:span text:style-name="T17">e l’Ida, sur les hauteurs de l’Arcadie et sous les chênes de Dodone. Mais le peuple préférait au Dieu mystérieux et universel, les déesses qui </text:span><text:span text:style-name="T34">représentaient </text:span><text:span text:style-name="T17">la nature en ses puissances ou séduisan</text:span><text:span text:style-name="T18">t</text:span><text:span text:style-name="T17">es ou terribles. Les fleuves souterrains de l’Arcadie, les cavernes des montagnes qui descendent jusqu’aux </text:span><text:span text:style-name="T34">entrailles</text:span><text:span text:style-name="T17"> de la terre, les éruptions volcaniques dans les îles de la mer </text:span><text:span text:style-name="T18">É</text:span><text:span text:style-name="T17">gée avaient porté de bonne heure les Grecs vers le culte des forces mystérieuses de la terre. Ainsi, dans ses hauteurs comme dans ses profondeurs, </text:span><text:span text:style-name="T18">l</text:span><text:span text:style-name="T17">a nature était pressentie, redoutée et vénérée. Cependant, comme toutes ces divinités n’avaient ni centre </text:span><text:span text:style-name="T18">s</text:span><text:span text:style-name="T17">ocial, ni synthèse religieuse, elles se faisaient entre elles une guerre acharnée. Les temples ennemis, les cités rivales, les peuples divisés par le rite, par l’ambition d</text:span><text:span text:style-name="T34">es</text:span><text:span text:style-name="T17"> prêtres et des rois, se haïssaient, se jalou</text:span><text:span text:style-name="T19">s</text:span><text:span text:style-name="T17">aient et se combattaient en des luttes sanglantes.</text:span></text:p>
      <text:p text:style-name="P13"><text:span text:style-name="T15">Mais, derrière la Grèce, il y avait la Thrace sauvage et rude. Vers le Nord, des enfilades de </text:span><text:soft-page-break/><text:span text:style-name="T15">montagnes couvertes de chênes géants et couronnées de rochers, se suiva</text:span><text:span text:style-name="T19">i</text:span><text:span text:style-name="T15">ent en croupes onduleuses, </text:span><text:span text:style-name="T19">s</text:span><text:span text:style-name="T15">e déroulaient en cirques énormes ou s’enchevêtraient en massifs noueux. Les vents du septentrion labouraient leurs flancs chevelus et un ciel souvent tempêtueux balayait </text:span><text:span text:style-name="_3c_pb_3e_"><text:span text:style-name="T15">[</text:span></text:span><text:span text:style-name="_3c_pb_3e_"><text:span text:style-name="T18">22</text:span></text:span><text:span text:style-name="_3c_pb_3e_"><text:span text:style-name="T19">4</text:span></text:span><text:span text:style-name="_3c_pb_3e_"><text:span text:style-name="T15">]</text:span></text:span><text:span text:style-name="T15">leurs cimes. Pâtres des vallées et guerriers des plaines appartenaient à ce</text:span><text:span text:style-name="T19">t</text:span><text:span text:style-name="T15">te forte race blanche, à la grande réserve des Doriens de la Gr</text:span><text:span text:style-name="T19">è</text:span><text:span text:style-name="T15">ce. Race mâle </text:span><text:span text:style-name="T19">p</text:span><text:span text:style-name="T15">ar excellence, qui se marque dans la beauté par l’accentuation des traits, la décision du caractère, et dans la laideur par l’effrayant et le grandiose qu’on retrouve dans le masque des Méduses et des </text:span><text:span text:style-name="T19">a</text:span><text:span text:style-name="T15">n</text:span><text:span text:style-name="T19">t</text:span><text:span text:style-name="T15">iques Go</text:span><text:span text:style-name="T19">r</text:span><text:span text:style-name="T15">gones.</text:span></text:p>
      <text:p text:style-name="P27"><text:span text:style-name="T17">Comme tous les peuples antiques qui reçurent leur </text:span><text:span text:style-name="T19">o</text:span><text:span text:style-name="T17">rganisation des Mystères, comme l’Égypte, comme Israël, comme l’Étrurie, la Grèce eut sa géographie sacrée, où chaque contrée devenait le symbole d’une région purement intellectuelle et supraterres</text:span><text:span text:style-name="T19">t</text:span><text:span text:style-name="T17">re de l’esprit. Pourquoi la Thrace</text:span><text:span text:style-name="T17"><text:note text:id="ftn2" text:note-class="footnote"><text:note-citation>3</text:note-citation><text:note-body><text:p text:style-name="Footnote"><text:span text:style-name="T1">Thrakia</text:span>, selon Fabre d’Olivet, dérive du phénicien <text:span text:style-name="T11">Rak</text:span><text:span text:style-name="T12">ki</text:span><text:span text:style-name="T11">wa</text:span> : l’espace éthéré ou le firmament. Ce qu’il y a de certain, c’est que, pour les poètes et les initiés de <text:span text:style-name="T37">l</text:span>a Grèce, comme Pindare, Eschyle ou Platon, le nom de la Thrace avait un sens symbolique et signif<text:span text:style-name="T37">i</text:span>ait : le pays de la pure doctrine et de la poésie sacrée qui en procède. Ce mot avait donc pour eux un sens philosophique et historique. – <text:span text:style-name="T38">P</text:span>hilosophiquement, il désignait une région intellectuelle : l’ensemble des doctri<text:span text:style-name="T37">n</text:span>es et des traditions qui f<text:span text:style-name="T37">on</text:span>t procéder le monde d’une intelligence divine. – Historiquement, ce nom rappelait <text:span text:style-name="T37">le </text:span>pays et la race où la doctrine et la poésie doriennes, <text:span text:style-name="T37">c</text:span>e vigoureux r<text:span text:style-name="T37">e</text:span>jeton de l’antique esprit ar<text:span text:style-name="T37">y</text:span>en, avaient poussé d’abord pour refleurir ensuite en Grèce par le sanctuaire d’Apollon. – L’usage de ce genre de symbolisme est prouvé par l’histoire postérieure. À Delphes, il y avait une classe de <text:span text:style-name="T1">prê</text:span><text:span text:style-name="T4">t</text:span><text:span text:style-name="T1">res Thracides</text:span>. C’étai<text:span text:style-name="T37">e</text:span>nt les gardiens de la haute doctrine. Le tribunal des Amphyctions était anciennement défendu par une <text:span text:style-name="T4">g</text:span><text:span text:style-name="T1">arde Thracide</text:span>, c’est-à-dire par une garde de guerriers initiés. La tyrannie de Sparte supprima cette phalange incorrup<text:span text:style-name="T37">t</text:span>ible et la remplaça par les mercenaires de la force brutale. Plus tard le verbe <text:span text:style-name="T11">thraciser</text:span> fut appliqué ironiquement aux dévots des anciennes doctrines.</text:p></text:note-body></text:note></text:span><text:span text:style-name="T17"> fut-elle toujours c</text:span><text:span text:style-name="T19">onsidérée </text:span><text:span text:style-name="T17">par les Grecs comme le pays saint par excellence, le pays de la lumière et la véritable patrie des Muses ? C’est que ces hautes montagnes portaient les plus vieux sanctuaires de Kronos, de Zeus et d’Ouranos.</text:span></text:p>
      <text:p text:style-name="P13"><text:span text:style-name="T15">De là étaient descendus en rythmes cumolpiques la </text:span><text:span text:style-name="_3c_pb_3e_"><text:span text:style-name="T15">[</text:span></text:span><text:span text:style-name="_3c_pb_3e_"><text:span text:style-name="T18">22</text:span></text:span><text:span text:style-name="_3c_pb_3e_"><text:span text:style-name="T20">5</text:span></text:span><text:span text:style-name="_3c_pb_3e_"><text:span text:style-name="T15">]</text:span></text:span><text:span text:style-name="T15">Poésie, les Lois et les Arts sacrés. Les po</text:span><text:span text:style-name="T19">è</text:span><text:span text:style-name="T15">tes fabuleux de la Thrace en font foi. Les noms de Thamyris, de Linos et d’Amphion répondent peut-être à des personnages réels ; ma</text:span><text:span text:style-name="T19">i</text:span><text:span text:style-name="T15">s ils personnifient avant tout, selon le langage des temples, autant de genres de poésie. Chacun d’eux consacre la victoire d’une théologie sur une autre. Dans les temples d’alors, on n’écrivait l’histoire qu’allégoriquement. L’individu n’était rien, l</text:span><text:span text:style-name="T19">a </text:span><text:span text:style-name="T15">doctrine et l’œuvre tout. Thamyris, qui chanta la guerre des Titans et fut aveuglé par les Muses, annonce la défaite de la poésie cosmogonique par des modes nouveaux. Linus, qui introduisit en Grèce les chants mélancoliques de l’Asie et fut tué par H</text:span><text:span text:style-name="T19">e</text:span><text:span text:style-name="T15">rcule, trahit l’invasion en Thrace d’une poésie émotionnelle, éplorée et voluptueuse, que repoussa d’abord l’esprit viril de</text:span><text:span text:style-name="T19">s </text:span><text:span text:style-name="T15">Doriens du nord. Il signifie en même temps la victoire d’un cu</text:span><text:span text:style-name="T19">l</text:span><text:span text:style-name="T15">te lunaire sur un culte solaire. Amphion par contre, qui selon la légende allégorique mettait les pierres en mouvement par ses chants et construisait des temples aux sons de sa lyre, représente la force plastique que la doctrine solaire et la poésie dorienne orthodoxe exercèrent sur les arts et sur toute la civilisation hellénique</text:span><text:span text:style-name="T15"><text:note text:id="ftn3" text:note-class="footnote"><text:note-citation>4</text:note-citation><text:note-body><text:p text:style-name="Footnote"><text:s/>S<text:span text:style-name="T46">t</text:span>rabon assure positivement que la poésie ancienne n’était que la langue de l’allégorie. Denys d’Halicarnasse le confirme et avoue qu<text:span text:style-name="T46">e</text:span> les mystères de la nature et les plus sublimes conceptions de la morale ont été couverts d’un voile. Ce n’est <text:span text:style-name="T46">d</text:span>o<text:span text:style-name="T46">nc </text:span>point par métaphore que l’ancienne poésie s’appela <text:span text:style-name="T5">l</text:span><text:span text:style-name="T1">a langue </text:span><text:span text:style-name="T42">des Dieux.</text:span> Ce sens secret et magique qui fait <text:span text:style-name="T46">s</text:span>a force et son charme est contenu dans son nom mème. La plupart des linguistes ont dérivé le mot de poésie du verbe grec <text:span text:style-name="T42">poïeïn</text:span>, faire, créer. Étymologie simple et fort naturelle en apparence, mais peu conforme à la langue sacrée des temples, d’où sortit la poésie primitive. <text:span text:style-name="T39">Il </text:span>est plus logique d’admettre avec Fabre d’Olive<text:span text:style-name="T46">t</text:span> que <text:span text:style-name="T1">poïèsis</text:span> vient du <text:span text:style-name="T39">phénicien </text:span><text:span text:style-name="T1">phohe</text:span> (bouche, voix, langage, discours<text:span text:style-name="T46">)</text:span> et de <text:span text:style-name="T11">is</text:span><text:span text:style-name="T13">h</text:span> (Être supérieur, être pri<text:span text:style-name="T46">n</text:span>cipe, au figuré : <text:span text:style-name="T46">D</text:span>ieu.) L’étrusque <text:span text:style-name="T5">A</text:span><text:span text:style-name="T1">es</text:span> o<text:span text:style-name="T46">u</text:span> <text:span text:style-name="T1">Aesar</text:span>, le gal<text:span text:style-name="T46">l</text:span>ique <text:span text:style-name="T5">A</text:span><text:span text:style-name="T1">es</text:span>, le scandinave <text:span text:style-name="T1">Ase</text:span>, le cop<text:span text:style-name="T46">t</text:span>e <text:span text:style-name="T1">Os</text:span> (Seigneur), l’égvpti<text:span text:style-name="T46">en </text:span><text:span text:style-name="T5">O</text:span><text:span text:style-name="T1">eiris</text:span> ont la même racine.</text:p></text:note-body></text:note></text:span><text:span text:style-name="T15">.</text:span></text:p>
      <text:p text:style-name="P14"><text:span text:style-name="_3c_pb_3e_"><text:span text:style-name="T15">[</text:span></text:span><text:span text:style-name="_3c_pb_3e_"><text:span text:style-name="T18">22</text:span></text:span><text:span text:style-name="_3c_pb_3e_"><text:span text:style-name="T20">6</text:span></text:span><text:span text:style-name="_3c_pb_3e_"><text:span text:style-name="T15">]</text:span></text:span><text:span text:style-name="T15">Bien autre est la lumière dont reluit Orphée ! Il brille à travers </text:span><text:span text:style-name="T20">l</text:span><text:span text:style-name="T15">es âges avec le rayon personnel d’un génie créateur, dont l’âme vibra d’amour en ses mâles profondeurs pour l’Éternel-Féminin – eten Sesdernières profondeurs lui répondit cet Éternel-Féminin qui vit et palpite sous u</text:span><text:span text:style-name="T20">n</text:span><text:span text:style-name="T15">e triple forme dans la Nature, dans l’Humanité et dans le Ciel. L’adoration des sanctuaires, la tradition des initiés, le cri des po</text:span><text:span text:style-name="T20">èt</text:span><text:span text:style-name="T15">es, la voix des philosophes – et plus que tout le reste : son œuvre, la Grèce organique – témoignent de sa vivante réalité ! .</text:span></text:p>
      <text:p text:style-name="P27"><text:span text:style-name="T17">En ces temps, la Thrac</text:span><text:span text:style-name="T21">e</text:span><text:span text:style-name="T17"> était en proie à une lutte profonde, acharnée. Les cultes solaires et les cultes lunaires se disputaient la suprématie. Cette guerre entre les adorateurs du soleil et de la lune, </text:span><text:soft-page-break/><text:span text:style-name="T17">n’était pas, comme ou pourrait le croire, la dispute futile de deux superstitions. Ces deux cultes représentaient deux théologies, deux cosmogonies, deux religions et deux organisations sociales absolument opposées. Les cultes ouraniens et solaires avaient leurs temples sur </text:span><text:span text:style-name="T21">l</text:span><text:span text:style-name="T17">es hauteurs et les montagnes ; des prêtres mâles ; des lois sévères. Les cultes lunaires régnaient dans les forêts ; dans les vallées profondes ; ils avaient des femmes pour prêtresses, des rites voluptueux, la pratique déréglée des arts occultes et le goût de l’exci</text:span><text:span text:style-name="T21">t</text:span><text:span text:style-name="T17">ation or</text:span><text:span text:style-name="T21">g</text:span><text:span text:style-name="T17">iastique. Il y avait guerre à mort entre les prêtres du soleil et les prêtresses de la lune. Lutte des sexes, </text:span><text:span text:style-name="T21">l</text:span><text:span text:style-name="T17">utte antique, inévitable, ouverte ou cachée, mais éternelle entre le principe masculin et le principe féminin, entre l’homme et la femme, qui remplit l’histoire de ses alternatives et où se joue le secret des mondes. De même que la fusion parfaite du masculin et du féminin con</text:span><text:span text:style-name="T21">s</text:span><text:span text:style-name="T17">titue l’essence même et le mystère de la divinité, de même l’équilibre de ces deux principes peut seul produire les grandes civilisations.</text:span></text:p>
      <text:p text:style-name="P15"><text:span text:style-name="_3c_pb_3e_"><text:span text:style-name="T15">[</text:span></text:span><text:span text:style-name="_3c_pb_3e_"><text:span text:style-name="T18">22</text:span></text:span><text:span text:style-name="_3c_pb_3e_"><text:span text:style-name="T21">7</text:span></text:span><text:span text:style-name="_3c_pb_3e_"><text:span text:style-name="T15">]</text:span></text:span><text:span text:style-name="T15">Partout en Thrace comme en Grèce, les dieux mâles, cosmogoniques et solaires avaient été relégués sur </text:span><text:span text:style-name="T21">le</text:span><text:span text:style-name="T15">s hautes montagnes, dans les pays déserts. Le peuple leur préférait le c</text:span><text:span text:style-name="T21">o</text:span><text:span text:style-name="T15">rtège inq</text:span><text:span text:style-name="T21">u</text:span><text:span text:style-name="T15">iétant </text:span><text:span text:style-name="T21">de</text:span><text:span text:style-name="T15">s divinités féminines qui évoquaient les passions dangereuses et les forces aveugles de la nature. Ces cultes donnaient à la divinité suprême le sexe féminin.</text:span></text:p>
      <text:p text:style-name="P27"><text:span text:style-name="T17">D’effroyables abus commençaient à en résulter. – Chez les Thraces, les prêtresses de la lune ou </text:span><text:span text:style-name="T21">d</text:span><text:span text:style-name="T17">e la triple Hécate avaient fait acte de suprématie </text:span><text:span text:style-name="T21">e</text:span><text:span text:style-name="T17">n s’appropriant le vieux culte de Bacchus et en lui donnant un caractère sanglant et redoutable. En signe de leur victoire, elles avaient pris le nom de Bacchantes, comme pour marquer leur maîtrise ; le règne souverain de la femme, sa domination sur l’homme.</text:span></text:p>
      <text:p text:style-name="P37"><text:span text:style-name="T17">Tour à tour magiciennes , séductrices et sacrif</text:span><text:span text:style-name="T21">i</text:span><text:span text:style-name="T17">catrices sanglantes de victimes humaines, elles avaient leurs sanctuaires en des vallées sauvages </text:span><text:span text:style-name="T21">e</text:span><text:span text:style-name="T17">t reculées. Par quel charme sombre, pa</text:span><text:span text:style-name="T21">r</text:span><text:span text:style-name="T17"> quelle ardente curiosité hommes et femmes étaient-ils attirés dans ces solitudes d’une végétation lux</text:span><text:span text:style-name="T21">u</text:span><text:span text:style-name="T17">riante et grandiose ? Des formes nues – des dansés lascives au fond d’un bois... puis des rires, un grand </text:span><text:span text:style-name="T21">cr</text:span><text:span text:style-name="T17">i – et cent Bacchantes se jetaient sur l’étranger pour le terrasser. Il dev</text:span><text:span text:style-name="T21">a</text:span><text:span text:style-name="T17">it leur jurer soumission et se soumettre à leurs rites où périr. Les Bacchantes apprivoisaient des panthères et des lions qu’elles faisaient paraître dans leurs fêtes. La nuit, les bras enroulés de serpents ; elles se prosternaient devant la triple Hécate ; puis, en des rondes frénétiques, évoquaient Bacchus souterr</text:span><text:span text:style-name="T21">a</text:span><text:span text:style-name="T17">in, au double sexe et </text:span><text:span text:style-name="T21">a</text:span><text:span text:style-name="T17"> face de taureau</text:span><text:span text:style-name="T17"><text:note text:id="ftn4" text:note-class="footnote"><text:note-citation>5</text:note-citation><text:note-body><text:p text:style-name="P3">Le Bacchus à face de taureau se retrouve dans le XXIX<text:span text:style-name="T47">e</text:span> hymne orphique. C’est un souvenir de <text:span text:style-name="T47">l</text:span>’ancien culte qui n’appartient nullement à la pure tradition d’Orphée. Car celui-ci épura complètemen<text:span text:style-name="T47">t</text:span> e<text:span text:style-name="T47">t</text:span> <text:span text:style-name="T40">transfigura </text:span>le Bacchus populaire e<text:span text:style-name="T47">n</text:span> Dion<text:span text:style-name="T47">y</text:span>sos céle<text:span text:style-name="T47">s</text:span>te, s<text:span text:style-name="T47">ymbole </text:span><text:span text:style-name="T21">de l’esprit divin qui évolue à travers tous les règnes de la nature. – Chose curieuse, nous retrouvons le Bacchus infernal des Bacchartes dans le Satan à face de taureau qu’évoquaient et qu’ado</text:span><text:span text:style-name="T17">raie</text:span><text:span text:style-name="T21">n</text:span><text:span text:style-name="T17">t les sorcières du moyen âge en leurs noctur</text:span><text:span text:style-name="T21">n</text:span><text:span text:style-name="T17">es sabbats, C’es</text:span><text:span text:style-name="T21">t </text:span><text:span text:style-name="T17">le fa</text:span><text:span text:style-name="T44">m</text:span><text:span text:style-name="T17">eux </text:span><text:span text:style-name="T14">Baphomet</text:span><text:span text:style-name="T17"> dont l’</text:span><text:span text:style-name="T21">É</text:span><text:span text:style-name="T17">glise accusa les Templiers d’être </text:span><text:span text:style-name="T21">les </text:span><text:span text:style-name="T17">sectateurs pour les discréditer.</text:span></text:p></text:note-body></text:note></text:span><text:span text:style-name="T17">. Mais malheur à l’étranger, malheur a</text:span><text:span text:style-name="T21">u </text:span><text:span text:style-name="_3c_pb_3e_"><text:span text:style-name="T17">[</text:span></text:span><text:span text:style-name="_3c_pb_3e_"><text:span text:style-name="T18">22</text:span></text:span><text:span text:style-name="_3c_pb_3e_"><text:span text:style-name="T22">8</text:span></text:span><text:span text:style-name="_3c_pb_3e_"><text:span text:style-name="T17">] </text:span></text:span><text:span text:style-name="T21">prêtre d</text:span><text:span text:style-name="T17">e Jupiter ou </text:span><text:span text:style-name="T21">d</text:span><text:span text:style-name="T17">’Apollon qui venait les épier. Il était mis en pi</text:span><text:span text:style-name="T22">è</text:span><text:span text:style-name="T17">ces.</text:span></text:p>
      <text:p text:style-name="P10"><text:span text:style-name="T15">Les Bacchantes primitives furent donc les druidesses de la Grèce. Beaucoup de chefs Thraces rest</text:span><text:span text:style-name="T22">è</text:span><text:span text:style-name="T15">rent fidèles aux vieux cultes mâles. Mais les Bacchantes s’étaient insinuées chez quelques-uns de leurs rois qui unissaient des mœurs barbares au luxe et aux raffinements de l’Asie. Elles </text:span><text:span text:style-name="T22">l</text:span><text:span text:style-name="T15">es avaient séduits par la volupté et domptés par la terreur. Ainsi les Dieux avaient divisé la Thrace en deux camps ennemis. Mais les prêtres de Jupiter et d’Apollon, sur leurs sommets déserts, hantés par la foudre, devenaient impuissants contre Hécate qui gagnait dans </text:span><text:span text:style-name="T22">l</text:span><text:span text:style-name="T15">es vallées brûlantes et qui de ses profondeurs commençait à menacer les autels des fils de la lumière.</text:span></text:p>
      <text:p text:style-name="P16"><text:span text:style-name="T15">À cette époque, avait paru en Thrace un jeune homme de race royale et d’une séduction merveilleuse. On le disait fils d’une prê</text:span><text:span text:style-name="T22">t</text:span><text:span text:style-name="T15">resse d’Apollon. Sa voix mélodieuse avait un charme étrange. Il parlait des Dieux sur un rythme nouveau et semblait inspiré. Sa chevelure blonde, orgueil des Doriens, tombait en ondes dorées sur ses épaules, et la musique qui coulait de ses lèvres prêtait un contour suave et triste aux coins de sa bouche. Ses yeux d’un bleu profond rayonna</text:span><text:span text:style-name="T22">i</text:span><text:span text:style-name="T15">ent de force, de douceur et de magie. Les Thraces farouches fuyaient son regard ; mais les femmes versées dans l’art des charmes, disaient que ces yeux mêlaient dans leur philtre d’azur les flèches du soleil aux caresses de la lune. Les Bacchantes même, curieuses de sa beauté, rôdaient souvent autour de lui comme des panthères </text:span><text:span text:style-name="_3c_pb_3e_"><text:span text:style-name="T15">[</text:span></text:span><text:span text:style-name="_3c_pb_3e_"><text:span text:style-name="T18">22</text:span></text:span><text:span text:style-name="_3c_pb_3e_"><text:span text:style-name="T22">9</text:span></text:span><text:span text:style-name="_3c_pb_3e_"><text:span text:style-name="T15">]</text:span></text:span><text:span text:style-name="T15">amoureuses, fières de leurs peaux tachetées et souriaient à ses paroles incompréhensibles.</text:span></text:p>
      <text:p text:style-name="P10"><text:soft-page-break/><text:span text:style-name="T15">Subitement ce jeune homme, qu’on appelait le fils d’Apollon avait disparu. On le disait mort, descendu aux enfers. Il s’était enfui secrètement en Samothrace, puis en Égypte, où il avait demandé asile aux prêtres de Memphis. Ayant traversé leurs Mystères, </text:span><text:span text:style-name="T22">il</text:span><text:span text:style-name="T15"> était revenu au bout de vingt ans sous un nom d’initiation, qu’il avait conquis par ses épreuves et reçu de ses maîtres, comme un sig</text:span><text:span text:style-name="T22">n</text:span><text:span text:style-name="T15">e de sa mission. Il s’appelait maintenant </text:span><text:span text:style-name="T1">Orphée</text:span><text:span text:style-name="T15"> ou </text:span><text:span text:style-name="T1">Arpha</text:span><text:span text:style-name="T1"><text:note text:id="ftn5" text:note-class="footnote"><text:note-citation>6</text:note-citation><text:note-body><text:p text:style-name="Footnote">Mot phénicien composé d’<text:span text:style-name="T1">aour</text:span>, <text:span text:style-name="T48">lu</text:span>mière et de <text:span text:style-name="T43">rophae</text:span>, <text:span text:style-name="T41">guérision.</text:span></text:p></text:note-body></text:note></text:span><text:span text:style-name="T15">, ce qui veut dire : </text:span><text:span text:style-name="T1">celu</text:span><text:span text:style-name="T6">i</text:span><text:span text:style-name="T1"> qui guér</text:span><text:span text:style-name="T6">it</text:span><text:span text:style-name="T1"> par la lumière</text:span><text:span text:style-name="T15">.</text:span></text:p>
      <text:p text:style-name="P16"><text:span text:style-name="T15">Le plus vieux sanctuaire de Jupiter s’élevait alors sur le mont Kaoukaïôn. Jadis, ses hiérophantes avaient été grands pontifes. Du sommet de cette montagne, à l’abri des coups de main, ils avaient régné sur toute la Thrace. Mais depuis que les divinités d’en bas avaient pris le dessus, </text:span><text:span text:style-name="T22">le</text:span><text:span text:style-name="T15">urs adhérents étaient en petit nombre, leur temple presque abandonné. Les prêtres du mont Kaoukaïôn accueillirent l’initié d’Égypte comme un sauveur. Par sa science et par son enthousiasme, Orphée entraîna la plus grande partie des Thraces, transform</text:span><text:span text:style-name="T22">a</text:span><text:span text:style-name="T15"> complètement le culte de Bacchus et dompta les Bacchantes. Bientôt son influence pénétra dans tous les sanctuaires de la Grèce. Ce fut lui qui consacra la royauté de Zeus en Thrace, celle d’Apol</text:span><text:span text:style-name="T22">l</text:span><text:span text:style-name="T15">on à Delphes, où il jeta les bases du tribunal des Amphyctions, qui devint l’unité sociale de la Grèce. Enfin par la création des Mystères, il forma l’âme religieuse de sa patrie. Car, au sommet de l’initiation, il fondit la religion de Zeus avec celle de Dionysos dans une pensée universelle. Les initiés recevai</text:span><text:span text:style-name="T22">e</text:span><text:span text:style-name="T15">nt par </text:span><text:span text:style-name="T22">s</text:span><text:span text:style-name="T15">es enseignements la pure lumière </text:span><text:span text:style-name="_3c_pb_3e_"><text:span text:style-name="T15">[</text:span></text:span><text:span text:style-name="_3c_pb_3e_"><text:span text:style-name="T18">2</text:span></text:span><text:span text:style-name="_3c_pb_3e_"><text:span text:style-name="T22">30</text:span></text:span><text:span text:style-name="_3c_pb_3e_"><text:span text:style-name="T15">]</text:span></text:span><text:span text:style-name="T15">des vérités sublimes ; et cette même lumière parvenait au peuple plus tempérée, mais non moins bienfaisante sous </text:span><text:span text:style-name="T22">l</text:span><text:span text:style-name="T15">e voile d</text:span><text:span text:style-name="T22">e</text:span><text:span text:style-name="T15"> la poésie et de fêtes enchanteresses.</text:span></text:p>
      <text:p text:style-name="P10"><text:span text:style-name="T15">C’est ainsi qu’Orphée é</text:span><text:span text:style-name="T22">t</text:span><text:span text:style-name="T15">ait devenu pontife de Thrace, gran</text:span><text:span text:style-name="T22">d</text:span><text:span text:style-name="T15"> prêtre du Zeus Olympien, et, pour </text:span><text:span text:style-name="T22">les</text:span><text:span text:style-name="T15"> </text:span><text:span text:style-name="T22">i</text:span><text:span text:style-name="T15">nitiés, le </text:span><text:span text:style-name="T22">r</text:span><text:span text:style-name="T15">évélateur du Dionysos céleste.</text:span></text:p>
      <text:h text:style-name="Heading_20_2" text:outline-level="2">II<text:line-break/>Le Temple de Jupiter</text:h>
      <text:p text:style-name="P16"><text:span text:style-name="_3c_pb_3e_"><text:span text:style-name="T15">[</text:span></text:span><text:span text:style-name="_3c_pb_3e_"><text:span text:style-name="T18">2</text:span></text:span><text:span text:style-name="_3c_pb_3e_"><text:span text:style-name="T22">31</text:span></text:span><text:span text:style-name="_3c_pb_3e_"><text:span text:style-name="T15">]</text:span></text:span><text:span text:style-name="T15">Près des sources de l’</text:span><text:span text:style-name="T22">È</text:span><text:span text:style-name="T15">bre, s’élève le mont Kaoukaïôn. D’épaisses forêts de chênes </text:span><text:span text:style-name="T22">l</text:span><text:span text:style-name="T15">ui servent de ceinture. Un cercle de rochers et de pierres cyclopéennes le couronne. Depuis des milliers d’années, ce lieu est </text:span><text:span text:style-name="T22">u</text:span><text:span text:style-name="T15">ne montagne sainte. Les Pélasges, les Celtes, les Scythes et les Gètes se chassant les uns les autres, sont venus tour à tour adorer leurs Dieux divers. Mais n’est-ce pas toujours le même Dieu que cherche l’homme quand il monte si haut ? Sinon, pourquoi lui bâtirait-i</text:span><text:span text:style-name="T22">l</text:span><text:span text:style-name="T15"> si pé</text:span><text:span text:style-name="T22">n</text:span><text:span text:style-name="T15">iblement une demeure d</text:span><text:span text:style-name="T22">a</text:span><text:span text:style-name="T15">ns la région de la foudre et des vents ?</text:span></text:p>
      <text:p text:style-name="P10"><text:span text:style-name="T15">Un temple de Jupiter s’élève maintenant au centre de l’enceinte sacrée, massif, inabordable comme une forteresse. À l’entrée, un péristyle de quatre colonnes doriennes détache ses fûts énormes sur un portique sombre.</text:span></text:p>
      <text:p text:style-name="P10"><text:span text:style-name="T15">Au zénith, le ciel est serein ; mais l’orage gronde encore sur les montagnes de la Thrace, qui déroulent au loin leurs vallées et leurs cimes, noir océan convulsé par la tempête et sillonné de </text:span><text:span text:style-name="T22">l</text:span><text:span text:style-name="T15">umière.</text:span></text:p>
      <text:p text:style-name="P16"><text:span text:style-name="T15">C’est l’heure du sacrifice. Les prêtres de Kaoukaïôn n’en font pas d’autre que celui du feu. Ils descendent </text:span><text:span text:style-name="_3c_pb_3e_"><text:span text:style-name="T15">[</text:span></text:span><text:span text:style-name="_3c_pb_3e_"><text:span text:style-name="T18">2</text:span></text:span><text:span text:style-name="_3c_pb_3e_"><text:span text:style-name="T22">32</text:span></text:span><text:span text:style-name="_3c_pb_3e_"><text:span text:style-name="T15">]</text:span></text:span><text:span text:style-name="T15">les marches du temple et allument l’offrande de bois aromatique avec une torche du sanctuaire. Enfin, le pontife sort du temple, </text:span><text:span text:style-name="T22">v</text:span><text:span text:style-name="T15">êtu de lin blanc comme les autres, il est couronné de myrtes et de cyprès. Il porte un sceptre d’ébène à tête d’ivoire et une ceinture d’or, où des cristaux jettent des feux sombres, symboles d’une royauté mystérieuse. </text:span><text:span text:style-name="T22">C</text:span><text:span text:style-name="T15">’est Orphée.</text:span></text:p>
      <text:p text:style-name="P10"><text:span text:style-name="T15">II conduit par la main un disciple, enfant de Delphes, qui pâle, tremblant et ravi, attend les paroles du grand Inspiré avec le frisson des mystères. Orphée le voit ; et pour rassurer le myste élu de son cœur, il entoure doucement ses épaules de son bras. Ses yeux sourient ; mais soudain ils flamboient. Et tandis qu’à leurs pieds, les prêtres tournent autour de l’autel et chantent l’hymne du feu, Orphée, solenne</text:span><text:span text:style-name="T22">l</text:span><text:span text:style-name="T15">lement, dit au myste blen-a</text:span><text:span text:style-name="T22">i</text:span><text:span text:style-name="T15">mé des paroles d’initiation qui tombent dans Le fond de son cœur comme une liqueur divine.</text:span></text:p>
      <text:p text:style-name="P10"><text:span text:style-name="T15">Or, voici les paroles ailées d’Orphée au jeune dis</text:span><text:span text:style-name="T22">c</text:span><text:span text:style-name="T15">iple :</text:span></text:p>
      <text:p text:style-name="P10"><text:span text:style-name="T15">« Replie-toi jusqu’au fond de toi-même pour t’élever au Principe des choses, à la grande Triade qui flamboie dans l’Éther immaculé. Consume ton corps par le feu de ta pensée ; détache-toi de la </text:span><text:soft-page-break/><text:span text:style-name="T15">matière comme la flamme du bois qu’elle dévore. Alors ton esprit s’élancera dans le pur éther des Causes éternelles, comme l’aigle au trône de Jupiter.</text:span></text:p>
      <text:p text:style-name="P27"><text:span text:style-name="T17">J</text:span><text:span text:style-name="T22">e</text:span><text:span text:style-name="T17"> vais te révéler le secret des mondes, l’Âme de la nature, l’essence de Dieu. Écoute d’abord le grand arcane. Un seul être règne dans le ciel profond et dans l’abîm</text:span><text:span text:style-name="T22">e</text:span><text:span text:style-name="T17"> de la terre, Zeus tonnant, Zeus éthéré. Il est le conseil profond, la haine puissante et l’amour délic</text:span><text:span text:style-name="T22">ie</text:span><text:span text:style-name="T17">ux. Il règne dans la profondeur de la terre et dans la hauteur du ci</text:span><text:span text:style-name="T22">el</text:span><text:span text:style-name="T17"> étoilé : Souffle des choses, feu indompté, mâle et femelle, un Roi, un Pouvoir, un Dieu, un grand Maître.</text:span></text:p>
      <text:p text:style-name="P16"><text:span text:style-name="_3c_pb_3e_"><text:span text:style-name="T15">[</text:span></text:span><text:span text:style-name="_3c_pb_3e_"><text:span text:style-name="T18">2</text:span></text:span><text:span text:style-name="_3c_pb_3e_"><text:span text:style-name="T22">33</text:span></text:span><text:span text:style-name="_3c_pb_3e_"><text:span text:style-name="T15">]</text:span></text:span><text:span text:style-name="T15">Jupiter est l’époux et l’épouse divine, Homme et Femme, Père et Mère. De leur mariage sacré, de </text:span><text:span text:style-name="T22">l</text:span><text:span text:style-name="T15">eur</text:span><text:span text:style-name="T22">s </text:span><text:span text:style-name="T15">noces éternelles sortent incessamment le Fe</text:span><text:span text:style-name="T22">u</text:span><text:span text:style-name="T15"> et l’Eau, la Terre et l’Ether, la Nuit et le Jour, les fiers Titans, les Dieux immuables et </text:span><text:span text:style-name="T22">l</text:span><text:span text:style-name="T15">a </text:span><text:span text:style-name="T34">semence</text:span><text:span text:style-name="T15"> flottante des hommes.</text:span></text:p>
      <text:p text:style-name="P10"><text:span text:style-name="T15">Les amours du Ciel et de la Terre ne sont pas connus des profanes. Les mystères de l’Époux et de l’Épouse ne sont dévoilés qu’aux hommes divins. Mais je veux déclarer ce qui est vrai. Tout à l’heure le tonnerre ébranlait ces rochers ; la foudre y tombait comme un feu vivant, une flamme roulante : et les échos des montagnes en mugissaient de joie. Mais toi, tu tremblais, ne sachant d’où vient ce feu ni où il frappe. C’est le feu mâle, se</text:span><text:span text:style-name="T22">m</text:span><text:span text:style-name="T15">ence de Zeus, le feu créateur. Il sort du cœur et du cerveau de Jupiter ; il s’agite dans tous les êtres. Quand tombe la foudre, il jaillit de sa droite. Mais nous ses prêtres, nous savons son essence ; nous évitons et quelquefois nous dirigeons ses traits.</text:span></text:p>
      <text:p text:style-name="P17"><text:span text:style-name="T15">Et maintenant, regarde le firmament. Vois ce cercle brillant de constellations sur lequel est jeté l’écharpe légère de la voie lactée, poussière de soleils et de mondes. Vois flamboyer Orion, scintiller les Gémeaux et resplendir la Lyre. C’est le corps de l’Épouse divine qui tourne dans un vertige harmonieux sous les chants de l’’Époux. Regarde avec les yeux de l’esprit ; et tu verras sa tête renversée, ses bras étendus et tu soulèveras son voile semé d’étoiles.</text:span></text:p>
      <text:p text:style-name="P17"><text:span text:style-name="T15">Jupiter est l’Époux et l’Épouse divine. Voilà le premier mystère.</text:span></text:p>
      <text:p text:style-name="P17"><text:span text:style-name="T15">Mais maintenant, enfant de Delphes, prépare-toi à la seconde initiation. Frissonne, pleure, jouis, adore ! Car ton esprit va plonger dans la zone brûlante où le grand Démiu</text:span><text:span text:style-name="T23">r</text:span><text:span text:style-name="T15">ge fait le mélange de l’âme et du monde dans la coupe de la vie. En s’abreuvant à cette coupe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3">4</text:span></text:span><text:span text:style-name="_3c_pb_3e_"><text:span text:style-name="T15">]</text:span></text:span><text:span text:style-name="T15">enivrante, tous les êtres oublient le divin séjour et descendent dans l’abîme douloureux des générations.</text:span></text:p>
      <text:p text:style-name="P17"><text:span text:style-name="T15">Zeus est le grand Démiurge. Dionysos est son fil</text:span><text:span text:style-name="T23">s, </text:span><text:span text:style-name="T15">son Verbe man</text:span><text:span text:style-name="T23">if</text:span><text:span text:style-name="T15">esté. Dionysos, esprit radieux, vivante intelligence, resplendissait aux demeures d</text:span><text:span text:style-name="T23">e</text:span><text:span text:style-name="T15"> son père, au palais de l’Éther immuable. Un jour que, penché, il contemplait les abîmes du ciel à travers Les constel</text:span><text:span text:style-name="T23">l</text:span><text:span text:style-name="T15">ations, il vit reflétée dans </text:span><text:span text:style-name="T23">l</text:span><text:span text:style-name="T15">a bleue profondeur sa propre image qui lui tendait les bras. Épris de ce beau fantôme, amoureux de son double, il se précipita pour le saisir. Mais l’image fuyait, fuyait toujours et l’attirait au fond du gouffre. Enfin, il se trouva dans une vallée ombreuse et parfumée, jouissant des brises voluptueuses qui caressaient son corps. Dans une grotte il aperçut Perséphône. Maïa, la belle tisseuse, tissait un voile, où l’on voyait ondoyer les images de tous les êtres. Devant la vierge divine il s’arrêta muet de ravissement. À c</text:span><text:span text:style-name="T23">e</text:span><text:span text:style-name="T15"> moment, les fers Titans, les libres Titanides l’aperçurent. Les premiers, jaloux de sa beauté, </text:span><text:span text:style-name="T23">l</text:span><text:span text:style-name="T15">es autres, éprises d’un fol amour, se jetèrent sur lui comme les éléments furieux et le mirent en pièces. Puis, s’étant distribué ses membres, ils les firent bouillir dans l’eau et enterrèrent son cœur. Jupiter foudroya les Titans et Minerve remporta dans l’Éther le cœur de Dionysos ; </text:span><text:span text:style-name="T23">il</text:span><text:span text:style-name="T15"> y devint un soleil ardent. Mais de la fumée du corps de Dionysos sont sorties les âmes des hommes qui remontent vers le ciel. Quand les pâles ombres auront rejoint le cœur flamboyant du Dieu, elles s’allumeront comme des flammes, et Dionysos tout entier ressuscitera plus vivant que jamais dans les hauteurs de l’Empyrée.</text:span></text:p>
      <text:p text:style-name="P17"><text:span text:style-name="T15">Voilà le mystère de la mort de Dionysos. Maintenant écoute celui de sa résurrection. Les hommes sont la chair et le sang de Dionysos : les hommes malheureux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3">5</text:span></text:span><text:span text:style-name="_3c_pb_3e_"><text:span text:style-name="T15">]</text:span></text:span><text:span text:style-name="T15">sont ses membres épars qui se cherchent en se tordant dans le crime et la haine, dans la douleur et l’amour, à travers des milliers d’existences. La chaleur ignée de la terre, l’abîme des forces d’en bas, les attire toujours plus avant dans le gouffre, les déchire toujours davantage. Mais nous, las inities, nous qui savons ce qui est en haut et ce qui est en bas, nous sommes les sauveurs des âmes, les Hermès des hommes. Comme des aimants nous les attirons à nous, attirés nous-mêmes par les Dieux. Ainsi, par de célestes incantations nous reconstituons le corps vivant de la divinité. Nous faisons pleurer le ciel et jubiler la terre ; et comme de précieux joyaux nous portons dans nos cœurs les larmes de tous les êtres pour </text:span><text:soft-page-break/><text:span text:style-name="T15">les changer en sourires. Dieu meurt en nous ; en nous il renaît. »</text:span></text:p>
      <text:p text:style-name="P10"><text:span text:style-name="T15">Ainsi parla Orphée. Le disciple de Delphes s’agenouilla devant son maître, les bras levés, avec le geste des suppliants. Et le pontife de Jupiter étendit sa main sur sa tête en prononçant ces paroles de consécra</text:span><text:span text:style-name="T34">t</text:span><text:span text:style-name="T15">ion :</text:span></text:p>
      <text:p text:style-name="P10"><text:span text:style-name="T15">« Que Zeus ineffable et Dionysos trois fois révélateur, dans les enfers, sur la terre et dans le ciel, soit propice à ta Jeunesse et qu’il verse dans ton cœur la science des Dieux. »</text:span></text:p>
      <text:p text:style-name="P10"><text:span text:style-name="T15">Alors, l’Initié quittant le péristyle du temple alla jeter du styrax dans le feu de l’autel et invoqua trois fois Zeus tonnant. Les prêtres tourn</text:span><text:span text:style-name="T23">è</text:span><text:span text:style-name="T15">rent en cercle autour de lui en chantant un hymne. Le pontife-roi était resté pensif sous le portique, le bras appuyé sur une stèle. Le disciple revint à lui.</text:span></text:p>
      <text:p text:style-name="P29"><text:span text:style-name="T17">« – Mélodieux Orphée, dit-il, fils aimé des Immortels et doux médecin des âmes, depuis le jour où je t’ai entendu chanter les hymnes des Dieux à la fête de l’’Apol</text:span><text:span text:style-name="T23">l</text:span><text:span text:style-name="T17">on delphien, tu as ravi mon cœur et je t’ai suivi </text:span><text:span text:style-name="_3c_pb_3e_"><text:span text:style-name="T17">[</text:span></text:span><text:span text:style-name="_3c_pb_3e_"><text:span text:style-name="T18">2</text:span></text:span><text:span text:style-name="_3c_pb_3e_"><text:span text:style-name="T22">3</text:span></text:span><text:span text:style-name="_3c_pb_3e_"><text:span text:style-name="T23">6</text:span></text:span><text:span text:style-name="_3c_pb_3e_"><text:span text:style-name="T17">]</text:span></text:span><text:span text:style-name="T17">partout. Tes chants sont comme un vin qui enivre, tes enseignements comme un breuvage amer qui soulage le corps accablé et répand dans ses membres une force nouvelle.</text:span></text:p>
      <text:p text:style-name="P10"><text:span text:style-name="T15">– Il est âpre le chemin qui m</text:span><text:span text:style-name="T23">è</text:span><text:span text:style-name="T15">ne dès ici-bas aux Dieux, dit Orphée, qui semblait répondre à des voix intérieures plutôt qu’à son disciple. – Un sentier fleuri, une pente escarpée, et puis des rochers hantés par la foudre avec l’espace immense autour – voilà le destin du Voyant et du Prophète sur la terre. Mon enfant, reste dans les sentiers fleuris de la plaine et ne cherche pas au-delà.</text:span></text:p>
      <text:p text:style-name="P17"><text:span text:style-name="T15">– Ma soif augmente à mesure que tu la désaltères, dit le jeune initié. Tu m’as instruit de l’essence des Dieux. Mais dis-moi, grand maître des mystères, inspiré du divin Érôs, pourrai-je les voir jamais ?</text:span></text:p>
      <text:p text:style-name="P17"><text:span text:style-name="T15">– Avec les yeux de l’esprit, dit le pontife de Jupiter, mais non avec ceux du corps. Or, tu ne sais voir encore qu’avec ceux-ci. Il faut un long travail ou de grandes douleurs pour ouvrir les yeux du dedans.</text:span></text:p>
      <text:p text:style-name="P10"><text:span text:style-name="T15">– Toi seul sais les ouvrir, Orphée ! Avec toi que puis-je craindre ?</text:span></text:p>
      <text:p text:style-name="P10"><text:span text:style-name="T15">– Tu le veux ? Écoute donc ! En Thessalie, dans le val enchanté de Tempé s’élève un temple mystique, fermé aux profanes. C’est là que Dionysos se manifeste aux mystes et aux voyants. Dans un an je te convie à sa fête, et te plongeant dans un sommeil magique, j’ouvrirai tes yeux sur le monde divin. Que jusque-là ta vie soit chaste et blanche ton âme. Car sache que la lumière des Dieux épouvante les faibles et tue les profanateurs.</text:span></text:p>
      <text:p text:style-name="P10"><text:span text:style-name="T15">Mais viens dans ma demeure. Je te donnerai le livre nécessaire à ta préparation. »</text:span></text:p>
      <text:p text:style-name="P17"><text:span text:style-name="T15">Le maître rentra avec le disciple delphien dans l’intérieur du temple et le conduisit dans la grande cella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3">7</text:span></text:span><text:span text:style-name="_3c_pb_3e_"><text:span text:style-name="T15">]</text:span></text:span><text:span text:style-name="T15">qui lui était réservée. Là, brûlait une lampe égyptienne toujours allumée, que tenait un génie ailé en métal forgé. Là, étaient renfer</text:span><text:span text:style-name="T23">m</text:span><text:span text:style-name="T15">és dans des coffres de cèdre odorant de nombreux rouleaux de papyrus couverts </text:span><text:span text:style-name="T34">d’hiéroglyphes</text:span><text:span text:style-name="T15"> égyptiens et de caractères phénici</text:span><text:span text:style-name="T24">en</text:span><text:span text:style-name="T15">s, ainsi que les livres écrits en langue grecque par Orphée et qui renfermaient sa science magique et sa doctrine secrète</text:span><text:span text:style-name="T15"><text:note text:id="ftn6" text:note-class="footnote"><text:note-citation>7</text:note-citation><text:note-body><text:p text:style-name="P1"><text:span text:style-name="T15">Par</text:span><text:span text:style-name="T24">m</text:span><text:span text:style-name="T15">i les nombreux livres perdus que les écrivains orphiques de la Grèce a</text:span><text:span text:style-name="T24">t</text:span><text:span text:style-name="T15">tribuaient à Orphée, il y avait les </text:span><text:span text:style-name="T1">Argonautiques</text:span><text:span text:style-name="T15"> qui </text:span><text:span text:style-name="T24">t</text:span><text:span text:style-name="T15">raitaient du grand-œuvre hermétique ; une </text:span><text:span text:style-name="T1">Démétréide</text:span><text:span text:style-name="T15">, un poème sur la mère des Dieux auquel correspondait une </text:span><text:span text:style-name="T1">Cosmogonie : les chants sacrés de Bacchus</text:span><text:span text:style-name="T15"> ou l’Esprit pur, qui avaient pour complément une </text:span><text:span text:style-name="T7">T</text:span><text:span text:style-name="T1">héogonie</text:span><text:span text:style-name="T15"> ; sans parier d’autres o</text:span><text:span text:style-name="T24">u</text:span><text:span text:style-name="T15">vrages com</text:span><text:span text:style-name="T24">m</text:span><text:span text:style-name="T15">e </text:span><text:span text:style-name="T1">le Voile où le filet des âmes</text:span><text:span text:style-name="T15">, l’art des mystères et des rites ; </text:span><text:span text:style-name="T7">l</text:span><text:span text:style-name="T1">e livre des muta</text:span><text:span text:style-name="T10">t</text:span><text:span text:style-name="T1">ions,</text:span><text:span text:style-name="T15"> chimie et alchimie ; </text:span><text:span text:style-name="T1">les Corybantes</text:span><text:span text:style-name="T15"> ou les mystères terrestres et les trembleme</text:span><text:span text:style-name="T24">n</text:span><text:span text:style-name="T15">ts de terre ; l’</text:span><text:span text:style-name="T1">anémoscopie</text:span><text:span text:style-name="T15">, science de l’atmo</text:span><text:span text:style-name="T24">sp</text:span><text:span text:style-name="T15">hère ; une botanique naturelle et magique, etc.</text:span></text:p></text:note-body></text:note></text:span><text:span text:style-name="T15">.</text:span></text:p>
      <text:p text:style-name="P10"><text:span text:style-name="T15">Le maître et le disciple s’entretinrent dans la cella pen</text:span><text:span text:style-name="T24">d</text:span><text:span text:style-name="T15">ant une partie de la nuit.</text:span></text:p>
      <text:h text:style-name="Heading_20_2" text:outline-level="2"><text:soft-page-break/>III<text:line-break/>Fête dionysiaque dans la vallée de Tempé<text:note text:id="ftn7" text:note-class="footnote"><text:note-citation>8</text:note-citation><text:note-body><text:p text:style-name="P4">Pausanias raconte que, tous les ans, une théorie se rendait de Delphes à la vallée de Tempé, pour y cueillir le laurier sacré. Cet usage significatif rappelait aux disciples d’Apollon qu’ils se rattacha<text:span text:style-name="T49">i</text:span>ent à l’initiation orphique et que l’inspiration première d’Orphée était le tro<text:span text:style-name="T49">n</text:span>c antique et vigoureux dont le temple de Delphes <text:span text:style-name="T49">c</text:span>ueillait tes rameaux toujours jeunes et vivants.</text:p><text:p text:style-name="P4">Cette fu<text:span text:style-name="T49">s</text:span>ion entre la tradition apollinienne et la tradition orphique se ma<text:span text:style-name="T49">r</text:span>que encore d’une autre manière dans l’histoire des temples. <text:span text:style-name="T49">E</text:span>n effet, la célèbre dispute entre Apollon et Bacchus pour le trépied du temple n’a pas d’autre sens. Bacchus, dit la légende, céda le trépied à son frère et se retira sur le Parnasse. Cela veut dire que Dionysos et l’initiation orphique restèrent le privilège des <text:span text:style-name="T49">in</text:span>itiés, tandis qu’Apollon donnait ses <text:span text:style-name="T49">ora</text:span>cles au dehors.</text:p></text:note-body></text:note></text:h>
      <text:p text:style-name="P18"><text:span text:style-name="_3c_pb_3e_"><text:span text:style-name="T15">[</text:span></text:span><text:span text:style-name="_3c_pb_3e_"><text:span text:style-name="T18">2</text:span></text:span><text:span text:style-name="_3c_pb_3e_"><text:span text:style-name="T22">3</text:span></text:span><text:span text:style-name="_3c_pb_3e_"><text:span text:style-name="T24">8</text:span></text:span><text:span text:style-name="_3c_pb_3e_"><text:span text:style-name="T15">]</text:span></text:span><text:span text:style-name="T15">C’était en Thessalie, dans la fraîche vallée de Tempé. La </text:span><text:span text:style-name="T24">n</text:span><text:span text:style-name="T15">uit sainte, consacrée par Orphée aux mystères de Dionysos, était venue. Conduit par un des serviteurs du temple, </text:span><text:span text:style-name="T24">l</text:span><text:span text:style-name="T15">e disciple de Delphes marchait dans une gorge étroite et profonde bordée par des rochers à pic. On n’entendait dans la nuit sombre que le murmure du fleuve qui coulait entre ses rives de verdure. Enfin la pleine lune se montra derrière une montagne. Son disque jaune sortit de la chevelure noire des rochers. Sa lumière subtile et magnétique glissa dans les profondeurs, – et tout à coup, la vallée enchanteresse apparut dans une clarté élyséenne. Un instant, </text:span><text:span text:style-name="_3c_pb_3e_"><text:span text:style-name="T15">[</text:span></text:span><text:span text:style-name="_3c_pb_3e_"><text:span text:style-name="T18">2</text:span></text:span><text:span text:style-name="_3c_pb_3e_"><text:span text:style-name="T22">3</text:span></text:span><text:span text:style-name="_3c_pb_3e_"><text:span text:style-name="T24">9</text:span></text:span><text:span text:style-name="_3c_pb_3e_"><text:span text:style-name="T15">]</text:span></text:span><text:span text:style-name="T15">elle se dévoila tout enti</text:span><text:span text:style-name="T24">è</text:span><text:span text:style-name="T15">re avec ses fonds gazonnés, ses bosquets de frênes et de peupliers, ses sources cristallines, ses grottes voilées de lierres retombants, et son fleuve sinueux enla</text:span><text:span text:style-name="T24">ç</text:span><text:span text:style-name="T15">ant des îles d’arbres ou ro</text:span><text:span text:style-name="T24">u</text:span><text:span text:style-name="T15">lant sous des berceaux entrelacés. Une blonde vapeur, un sommeil voluptueux enveloppaient les plantes. Des soupirs de nymphes semblaient faire palpiter le miroir des sources et de vagues s</text:span><text:span text:style-name="T24">o</text:span><text:span text:style-name="T15">ns de flûte s’échappaient des roseaux immobiles. Sur toute chose planait la silencieuse incantation de Diane.</text:span></text:p>
      <text:p text:style-name="P10"><text:span text:style-name="T15">Le disciple de Delphes cheminait comme dans un rêve. Il s’arrêtait quelquefois pour respirer une délicieuse odeur de chèvrefeuille et de laurier a</text:span><text:span text:style-name="T24">m</text:span><text:span text:style-name="T15">er. Mais la clarté magique ne dura qu’un instant. La lune se couvrit d’un nuage. Tout redevint noir ; les rochers reprirent leurs formes mena</text:span><text:span text:style-name="T24">ç</text:span><text:span text:style-name="T15">antes : et des lumi</text:span><text:span text:style-name="T24">è</text:span><text:span text:style-name="T15">res errantes brillèrent de tous côtés sous l’épaisseur des arbres, au bord du fleuve et dans les profondeurs de la vallée.</text:span></text:p>
      <text:p text:style-name="P10"><text:span text:style-name="T15">– Ce sont les mystes, dit le guide âgé du temple, ils se mettent en marche. Chaque cortège a son guide porte-flambeau. Nous allons les suivre.</text:span></text:p>
      <text:p text:style-name="P27"><text:span text:style-name="T17">Les voyageurs rencontrèrent des chœurs sortant des bosquets et qui </text:span><text:span text:style-name="T24">s</text:span><text:span text:style-name="T17">e mettaient en route. Ils virent passer d’abord </text:span><text:span text:style-name="T2">les mystes du jeune Bacchus</text:span><text:span text:style-name="T17">, adolescents vêtus de longues tuniques de lin fin et couronnés de lierre. I</text:span><text:span text:style-name="T24">l</text:span><text:span text:style-name="T17">s portaient des coupes de bois ciselé, symboles de la coupe de la vie. Puis vinrent des jeunes hommes fiers et vigoureux. Ils s’appelaient </text:span><text:span text:style-name="T2">les mystes d’Hercule lutteur</text:span><text:span text:style-name="T17"> ; tuniques courtes, jambes nues, la peau de lion en travers es épaules et des reins, des couronnes d’olivier sur la tête. Puis vinrent les inspirés, les mystes de Bacchus déchiré, la peau zébrée de la panthère au tour du corps, des bandelettes de pourpre dans les cheveux, le thyrse en main.</text:span></text:p>
      <text:p text:style-name="P30"><text:span text:style-name="T17">Passant près d’une caverne, ils virent prosternés à </text:span><text:span text:style-name="_3c_pb_3e_"><text:span text:style-name="T17">[</text:span></text:span><text:span text:style-name="_3c_pb_3e_"><text:span text:style-name="T18">2</text:span></text:span><text:span text:style-name="_3c_pb_3e_"><text:span text:style-name="T25">40</text:span></text:span><text:span text:style-name="_3c_pb_3e_"><text:span text:style-name="T17">]</text:span></text:span><text:span text:style-name="T17">terre </text:span><text:span text:style-name="T2">les mystes d’Aïdonée et d’Érôs souterrain</text:span><text:span text:style-name="T17">. </text:span><text:span text:style-name="T25">C</text:span><text:span text:style-name="T17">’étaient des hommes pleura</text:span><text:span text:style-name="T25">n</text:span><text:span text:style-name="T17">t des parents ou des amis morts. I</text:span><text:span text:style-name="T25">l</text:span><text:span text:style-name="T17">s chantaient à voix basse : « Aïdonée ! Aï</text:span><text:span text:style-name="T25">d</text:span><text:span text:style-name="T17">onée ! rends-no</text:span><text:span text:style-name="T25">u</text:span><text:span text:style-name="T17">s ceux que tu nous as pris, ou fais-nous de</text:span><text:span text:style-name="T25">s</text:span><text:span text:style-name="T17">cendre dans ton royaume. » Le vent s’engouffrait dans la caverne et semblait se prolonger sous terre avec des rires et des hoquets funèbres. Soudain un myste se retourna vers le disciple de Delphes et lui dit : « Tu as franchi le seuil d’Aïdonée ; tu ne reverras pas la lumière des vivants. » Un autre le frôla en passant et lui jeta ces mots dans l’oreille : « Ombre, tu seras la proie de l’ombre ; toi qui viens de la Nuit, retourne dans l’</text:span><text:span text:style-name="T25">É</text:span><text:span text:style-name="T17">rèbe ! » Et il s’enfuit en courant. Le disciple de Delphes se sentit glacé d’effroi. </text:span><text:span text:style-name="T25">Il</text:span><text:span text:style-name="T17"> chuchota à son guide : « Qu’est-ce’ que cela veut dire ? » Le serviteur du temple parut n’avoir rien entendu. Il dit seulement : « Il faut passer le pont. Personne n’évite le but. »</text:span></text:p>
      <text:p text:style-name="P27"><text:span text:style-name="T17">I</text:span><text:span text:style-name="T25">l</text:span><text:span text:style-name="T17">s travers</text:span><text:span text:style-name="T25">è</text:span><text:span text:style-name="T17">rent un pont de bois jeté sur le Pénée.</text:span></text:p>
      <text:p text:style-name="P10"><text:span text:style-name="T15">– D’où viennent, dit le néophyte, ces voix plaintives et cette mélopée lamentable ? Qui sont-ces ombres blanches qui marchent en longues files sous les peupliers ?</text:span></text:p>
      <text:p text:style-name="P10"><text:span text:style-name="T15">– Ce sont des femmes qui vont s’initier aux mystères de Dionysos.</text:span></text:p>
      <text:p text:style-name="P10"><text:span text:style-name="T15">– Sais-tu leurs noms ?</text:span></text:p>
      <text:p text:style-name="P10"><text:span text:style-name="T15">– </text:span><text:span text:style-name="T25">I</text:span><text:span text:style-name="T15">c</text:span><text:span text:style-name="T25">i</text:span><text:span text:style-name="T15"> personne ne sait le </text:span><text:span text:style-name="T25">n</text:span><text:span text:style-name="T15">om de personne et chacun oublie le sien. Car, de même qu’à l’entrée du </text:span><text:soft-page-break/><text:span text:style-name="T15">domaine consacré, les mystes laissent leurs vêtements souillés, pour se baigner dans le fleuve et revêtir de pures robes de lin, de même chacun quitte son nom pour en prendre un autre. Pour sept nuits et pour sept jours, on se transforme, on passe dans une autre vie. Rega</text:span><text:span text:style-name="T25">r</text:span><text:span text:style-name="T15">de toutes ces théories de femmes. Elles ne sont pas groupées d’apr</text:span><text:span text:style-name="T25">è</text:span><text:span text:style-name="T15">s leurs familles et leurs patries, mais d’après le Dieu qui les inspire.</text:span></text:p>
      <text:p text:style-name="P19"><text:span text:style-name="_3c_pb_3e_"><text:span text:style-name="T15">[</text:span></text:span><text:span text:style-name="_3c_pb_3e_"><text:span text:style-name="T18">2</text:span></text:span><text:span text:style-name="_3c_pb_3e_"><text:span text:style-name="T25">41</text:span></text:span><text:span text:style-name="_3c_pb_3e_"><text:span text:style-name="T15">]</text:span></text:span><text:span text:style-name="T15">Ils virent défiler des jeunes filles couronnées de narcisse, en péplos azurés, que le guide appelait </text:span><text:span text:style-name="T1">les nymphes compagnes de Perséphône</text:span><text:span text:style-name="T15">. Elles portaient chastement enlacés dans leurs bras des coffrets, des urnes, des vases votifs. Puts, venaie</text:span><text:span text:style-name="T25">n</text:span><text:span text:style-name="T15">t, en péplos rouges, </text:span><text:span text:style-name="T8">l</text:span><text:span text:style-name="T1">es amantes mystiques, les épouses ardentes et les chercheuses d’Aphrodite</text:span><text:span text:style-name="T15">. Elles s’enfonc</text:span><text:span text:style-name="T25">è</text:span><text:span text:style-name="T15">rent dans un bois noir, De là, on entendit sortir des appels violents mêlés </text:span><text:span text:style-name="T25">à</text:span><text:span text:style-name="T15"> des sanglots alanguis. Ils </text:span><text:span text:style-name="T25">s’</text:span><text:span text:style-name="T15">apaisèrent peu à peu.</text:span></text:p>
      <text:p text:style-name="P10"><text:span text:style-name="T15">Puis un chœur passionné s’éleva du sombre bosquet de myr</text:span><text:span text:style-name="T25">t</text:span><text:span text:style-name="T15">es et monta vers le ciel en palpitations lentes :</text:span></text:p>
      <text:p text:style-name="P27"><text:span text:style-name="T17">« </text:span><text:span text:style-name="T25">É</text:span><text:span text:style-name="T17">rôs ! tu nous a blessées ! Aphrodite ! tu as brisé nos membres ! Nous avons couvert notre sein avec la peau du faon, mais nous portons dans nos poitrines la pourpre sanglante de nos blessures. Notre cœur est un brasier dévorant. D’autres meurent de pauvreté : c’est l’amour qui nous consume. Dévore-nous, Érôs ! Érôs ! ou délivre-nous, Dionysos ! Dionysos ! »</text:span></text:p>
      <text:p text:style-name="P27"><text:span text:style-name="T17">Une autre théorie s’avança. Ces femmes étaient complètement vêtues de laine noire avec de longs voiles traînant derrière elles, et toutes étaient a</text:span><text:span text:style-name="T25">f</text:span><text:span text:style-name="T17">fligées de quelque grand deuil. Le guide les no</text:span><text:span text:style-name="T25">mma :</text:span><text:span text:style-name="T17"> </text:span><text:span text:style-name="T2">les éplorées de Perséphône</text:span><text:span text:style-name="T17">. À cet endroit se trouvait un grand mauso</text:span><text:span text:style-name="T25">l</text:span><text:span text:style-name="T17">ée de marbre revêtu de lierre. Elles s’agenouillèrent autour, dénou</text:span><text:span text:style-name="T25">è</text:span><text:span text:style-name="T17">rent leurs cheveux et pouss</text:span><text:span text:style-name="T25">è</text:span><text:span text:style-name="T17">rent de grands cris. À la strophe du désir, elles répondirent par l’antistrophe de la douleur. « Perséphône, disaient-elles, tu es morte, enlevée par Aïdonée ; tu es descendue dans l’empire des morts. Mais nous qui pleurons le bien-aimé, nous sommes des mortes-vivantes. Que le jour ne renaisse pas. Que la terre qui te recouvre, grande déesse ! nous donne le sommeil éternel, et que mon ombre erre enlacée à l’ombre chérie ! Exauce-nous, Perséphône ! Perséphône ! »</text:span></text:p>
      <text:p text:style-name="P30"><text:span text:style-name="T17">Devan</text:span><text:span text:style-name="T25">t</text:span><text:span text:style-name="T17"> ces scènes étranges, sous le délire contagieux </text:span><text:span text:style-name="_3c_pb_3e_"><text:span text:style-name="T17">[</text:span></text:span><text:span text:style-name="_3c_pb_3e_"><text:span text:style-name="T18">2</text:span></text:span><text:span text:style-name="_3c_pb_3e_"><text:span text:style-name="T25">42</text:span></text:span><text:span text:style-name="_3c_pb_3e_"><text:span text:style-name="T17">]</text:span></text:span><text:span text:style-name="T17">de ces douleurs profondes, le disciple de Delphes se sentit envahi par mille sensations contraires et torturantes. I</text:span><text:span text:style-name="T25">l</text:span><text:span text:style-name="T17"> n’était plus lui-même ; les désirs, les pensées, les agonies de tous ces êtres étaient devenus ses désirs et ses agonies. Son âme se morcelait pour passer dans mille corps. Une angoisse mortelle le pénétrait. Il ne savait plus s’il était homme ou ombre.</text:span></text:p>
      <text:p text:style-name="P27"><text:span text:style-name="T17">Alors un initié de haute taille qui passait par là, s’arrêta et dit : « Paix aux ombres affligées ! Femmes souffrantes, aspirez à la lumière de Dionysos. Orphée vous attend ! » Toutes l’entourèrent en silence, en effeuillant devant lui leurs couronnés d’asphodèles – et, de son hyrse, il leur montra le chemin. Les femmes allèrent boire à une source, dans des coupes de bois. Les théories se refo</text:span><text:span text:style-name="T26">rm</text:span><text:span text:style-name="T17">èrent, et </text:span><text:span text:style-name="T26">l</text:span><text:span text:style-name="T17">e cortège se remit en marché. Les jeunes filles avaient pris les devants. Elles chantaient un thrène avec ce refrain : « Agitez les pavots ! Buvez l’onde du Léthé ! Donne-nous la fleur désirée ; et que pour nos </text:span><text:span text:style-name="T26">s</text:span><text:span text:style-name="T17">œurs le narcisse refleurisse ! Perséphôné ! Perséphône ! »</text:span></text:p>
      <text:p text:style-name="P27"><text:span text:style-name="T17">Le disciple marcha longtemps encore avec son guide. Il traversa des prairies où poussait l’asphodèle ; il marcha sous l’ombre des peupliers au murmure triste. Il entendit des chants lugubres qui glissaient dans l’air et venaient il ne savait d’où. Il vit, suspendus à des arbres, des masques horribles et des figurines de cire comme des enfants e</text:span><text:span text:style-name="T26">m</text:span><text:span text:style-name="T17">maillotés. Çà et là, des barques traversaient le fleuve avec des gens silencieux comme des morts. Enfin la vallée s’élargit, le ciel devint clair sur les hautes montagnes, et l’aurore parut. Au loin, on apercevait les gorges sombres de l’Ossa, sillonnées d’abîmes, où s’entassent les roches écroulées. Plus près, au milieu d’un cirque de montagnes, brillait sur une colline boisée le temple de Dionysos.</text:span></text:p>
      <text:p text:style-name="P31"><text:span text:style-name="T17">Déjà le soleil dorait les </text:span><text:span text:style-name="T26">h</text:span><text:span text:style-name="T17">au</text:span><text:span text:style-name="T26">t</text:span><text:span text:style-name="T17">es cimes. À mesure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3</text:span></text:span><text:span text:style-name="_3c_pb_3e_"><text:span text:style-name="T17">]</text:span></text:span><text:span text:style-name="T17">qu’ils se rapprochèrent du temple, ils virent arriver de toutes parts des cortèges de mystes, des théories de femmes, des groupes d’initiés. Cette foule grave en apparence, mais intérieurement agitée par une attente tumultueuse, se rencontra au pied de la colline et gravit les abords du sanctuaire. Tous se saluaient comme des amis, agitant les rameaux et les thyrses. Le guide avait disparu ; et le disciple de Delphes se trouva, il ne sut comment, dans un groupe d’initiés aux cheveux brillants, entrelacés de couronnes </text:span><text:span text:style-name="T26">e</text:span><text:span text:style-name="T17">t de bandelettes de diverses couleurs. Il ne les avait jamais vus et cependant </text:span><text:span text:style-name="T26">il</text:span><text:span text:style-name="T17"> croyait les reconnaître par un </text:span><text:soft-page-break/><text:span text:style-name="T17">ressouvenir plein de félicité. Eux aussi semblaient l’attendre. Car ils le salua</text:span><text:span text:style-name="T26">i</text:span><text:span text:style-name="T17">ent comme un frère et le félicitaient de son heureuse arrivée. Entraîné par son groupe et comme porté sur des ailes, il monta jusqu’aux plus hautes marches du temple, lorsqu’un trait de lumière aveuglante entra dans ses yeux. C’était le soleil levant qui lançait sa premi</text:span><text:span text:style-name="T26">è</text:span><text:span text:style-name="T17">re flèche dans la vallée et inondait de ses rayons éclatants ce peuple de mystes et d’initiés groupés sur l’escalier du temple et sur toute la colline.</text:span></text:p>
      <text:p text:style-name="P10"><text:span text:style-name="T15">Aussitôt un chœur entonna le péan. Les portes de bronze du temple s’ouvrire</text:span><text:span text:style-name="T26">n</text:span><text:span text:style-name="T15">t d’elles-mêmes, et, suivi de l’Hermés et du porte-flambeau, parut le prophète, l’hiérophante, Orphée. Le disciple de Delphes le reconnut avec un frémissement de joie. Vêtu d</text:span><text:span text:style-name="T26">e</text:span><text:span text:style-name="T15"> pourpre, sa </text:span><text:span text:style-name="T26">ly</text:span><text:span text:style-name="T15">re d’ivoire et d’or à l</text:span><text:span text:style-name="T26">a</text:span><text:span text:style-name="T15"> main, Orphée rayonnait d’une jeunesse éternelle. Il dit :</text:span></text:p>
      <text:p text:style-name="P31"><text:span text:style-name="T17">« Salut à vous tous qui êtes venus pour renaître après les douleurs de la terre et qui renaissez en ce moment. Venez boire la lumière du temple, vous qui sortez de la nuit, mystes, femmes, initiés. Venez vous réjouir, vous qui avez souffert ; venez vous reposer, vous qui avez lutté. Le soleil que j’évoque sur vos têtes et qui va briller dans vos âmes n’est pas le soleil des mortels ;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4</text:span></text:span><text:span text:style-name="_3c_pb_3e_"><text:span text:style-name="T17">]</text:span></text:span><text:span text:style-name="T17">c’est la pure lumière de Dionysos, le grand soleil des initiés. Par vos souffrances passées, par l’effort qui vous amène, vous vaincrez, et si vous </text:span><text:span text:style-name="T26">c</text:span><text:span text:style-name="T17">royez aux paroles divines, vous avez déjà vaincu. Car après le long circuit des existences ténébreuses, vous sortirez enfin du cercle douloureux des générations, et tous vous vous retrouverez </text:span><text:span text:style-name="T26">c</text:span><text:span text:style-name="T17">omme </text:span><text:span text:style-name="T26">u</text:span><text:span text:style-name="T17">n seul corps, comme une seule âme dans la </text:span><text:span text:style-name="T26">l</text:span><text:span text:style-name="T17">umière de Dionysos !</text:span></text:p>
      <text:p text:style-name="P10"><text:span text:style-name="T15">L’étincelle divine qui nous guide sur terre est en nous ; elle devient flambeau dans le temple, étoile dans le ciel. Ainsi grandit la lumière de la Vérité ! Écoutez vibrer la Lyre aux sept cordes, la Lyre du Dieu... Elle fait mouvoir les mondes. Écoutez bien ! que le son vous traverse… et s’ouvriront les profondeurs des cieux !</text:span></text:p>
      <text:p text:style-name="P10"><text:span text:style-name="T15">Secours aux faibles, consolation aux souffrants, espérance à tous ! Mais malheur aux méchants, aux profanes ! Ils seront confondus. Car dans l’extase des Mystères, chacun voit jusqu’au fond l’âme de l’autre. Les méchants y sont frappés de terreur, les profanateurs de mort.</text:span></text:p>
      <text:p text:style-name="P10"><text:span text:style-name="T15">Et maintenant que Dionysos a lui sur vous, j’invoque Érôs céleste et tout-puissant. Qu’il soit dans vos amours, dans vos pleurs, dans vos joies. Aimez ; car tout aime, les Démons de l’abîme et les Dieux de l’Éther. Aimez ; car tout aime. Mais ai</text:span><text:span text:style-name="T26">m</text:span><text:span text:style-name="T15">ez la lumière et non les ténèbres. Souvenez-vous du but pendant le voyage. Quand les âmes retournent dans la lumi</text:span><text:span text:style-name="T26">è</text:span><text:span text:style-name="T15">re, elles portent, comme des taches hideuses, sur leur corps sidéral, toutes les fautes de leur vie... Et pour les effacer, </text:span><text:span text:style-name="T26">il</text:span><text:span text:style-name="T15"> faut qu’elles expient et qu’elles reviennent sur </text:span><text:span text:style-name="T26">l</text:span><text:span text:style-name="T15">a terre... Mais les purs, mais les forts s’en vont dans l</text:span><text:span text:style-name="T26">e s</text:span><text:span text:style-name="T15">oleil de Dionysos.</text:span></text:p>
      <text:p text:style-name="P10"><text:span text:style-name="T15">Et maintenant, chantez l’Évohé ! »</text:span></text:p>
      <text:p text:style-name="P31"><text:span text:style-name="T17">É</text:span><text:span text:style-name="T26">vohé !</text:span><text:span text:style-name="T17"> </text:span><text:span text:style-name="T26">c</text:span><text:span text:style-name="T17">rièrent les hérault</text:span><text:span text:style-name="T26">s</text:span><text:span text:style-name="T17"> a</text:span><text:span text:style-name="T26">ux</text:span><text:span text:style-name="T17"> </text:span><text:span text:style-name="T26">q</text:span><text:span text:style-name="T17">uatre coins du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5</text:span></text:span><text:span text:style-name="_3c_pb_3e_"><text:span text:style-name="T17">]</text:span></text:span><text:span text:style-name="T17">templ</text:span><text:span text:style-name="T26">e</text:span><text:span text:style-name="T17">. </text:span><text:span text:style-name="T26">É</text:span><text:span text:style-name="T17">vohé ! et les cymbales retentirent, Évohé ! répondit l’assemblée enthousiaste groupée sur les marches du sanctuaire. Et le cri de Dionysos, l’appel sacré à la renaissance, à la vie, roula dans la vallée, répété par mille poitrines, renvoyé par tous les échos des montagnes. Et les pâtres des gorges sauvages de l’Ossa, suspendus avec leurs troupeaux le long des forêts, près des nuages, répondirent : </text:span><text:span text:style-name="T26">É</text:span><text:span text:style-name="T17">vohé !</text:span><text:span text:style-name="T17"><text:note text:id="ftn8" text:note-class="footnote"><text:note-citation>9</text:note-citation><text:note-body><text:p text:style-name="P5">Le cri d’Évohé ! qui se prononcait en réalité : <text:span text:style-name="T1">Hé, Va</text:span><text:span text:style-name="T9">u,</text:span><text:span text:style-name="T1"> H</text:span><text:span text:style-name="T9">é</text:span>, était le cri sacré de tous les initiés de l’Égypte, de la Judée, de la Phénicie, de l’Asie Mineure et de la Grèce. Les quatre lettres sacrées prononcées comm<text:span text:style-name="T50">e</text:span> il suit : <text:span text:style-name="T1">Iod</text:span> – <text:span text:style-name="T1">Hé, Vau, H</text:span><text:span text:style-name="T9">é</text:span>, représentaient Dieu dans sa fusion éternelle avec la Nature ; elles embrassaient la totalité de l’Être, l’Univers vivant. <text:span text:style-name="T9">I</text:span><text:span text:style-name="T1">od</text:span> (Osiris) signifiait la divinité proprement dite, l’intellect créateur, <text:span text:style-name="T1">l’Éternel-Masculin</text:span> qui est en tout, partout et au-dessus de tout. <text:span text:style-name="T1">Hé-Vau-Hé</text:span> représentait <text:span text:style-name="T1">l’Éternel-Féminin</text:span>, <text:span text:style-name="T50">È</text:span>ve, Isis, la Nature, sous toutes les formes visibles <text:span text:style-name="T50">e</text:span>t invisibles, fécondée par lui. La plus haute initiation, celle des sciences théogoniques et des arts théurgiques correspondait à la lettre <text:span text:style-name="T1">Jod</text:span>, Un autre ordre de sciences correspondait à chacune des lettres d’<text:span text:style-name="T9">È</text:span><text:span text:style-name="T1">v</text:span><text:span text:style-name="T9">è</text:span>, – Comme Moïse, Orphée réserva les sciences qui correspond<text:span text:style-name="T50">en</text:span>t à la lettre <text:span text:style-name="T1">Jod</text:span> <text:span text:style-name="T50">(</text:span>Jove, Zeus, Jupiter) et l’idée de l’u<text:span text:style-name="T17">ni</text:span><text:span text:style-name="T27">t</text:span><text:span text:style-name="T17">é de Dieu aux initiés du premier degré, cherchant même à </text:span><text:span text:style-name="T27">y </text:span><text:span text:style-name="T17">intéresser le peuple par la poésie, par les arts et leurs vivants </text:span><text:span text:style-name="T44">s</text:span><text:span text:style-name="T45">ym</text:span><text:span text:style-name="T17">boles. C’est pour cela que le cri d’Évohé ! était ouvertement proclamé dans les fêtes le Dionysos, où l’on admettait, outre les initiés les simples aspirants aux mystères.</text:span></text:p><text:p text:style-name="P5"><text:span text:style-name="T17">En cela paraît toute la différence de l’œuvre de Moïse et de l’œuvre d’Orphée. Tous deux partent de l’initiation égyptienne et possèdent la même vérité, mais ils l’appliquent en sens opposé. Moïse âprement, jalousement glorifie le Père, le Dieu mâle. Il confie sa garde à un sacerdoce fermé et soumet le peuple à une discipline implacable, sans révélation. Orphée divinement épris de l’Eternel-Fé</text:span><text:span text:style-name="T27">m</text:span><text:span text:style-name="T17">i</text:span><text:span text:style-name="T27">n</text:span><text:span text:style-name="T17">in, d</text:span><text:span text:style-name="T27">e</text:span><text:span text:style-name="T17"> la Nature, la glorif</text:span><text:span text:style-name="T27">i</text:span><text:span text:style-name="T17">e au nom de Dieu qui la pénètre et qu’il veu</text:span><text:span text:style-name="T27">t</text:span><text:span text:style-name="T17"> en faire jaillir dans l’humanité divine. Et voilà pourquoi le cri d’</text:span><text:span text:style-name="T34">É</text:span><text:span text:style-name="T17">vohé ! devi</text:span><text:span text:style-name="T27">n</text:span><text:span text:style-name="T17">t le cri sacré par excelle</text:span><text:span text:style-name="T27">n</text:span><text:span text:style-name="T17">ce dans tous les mystères de la Grèce.</text:span></text:p></text:note-body></text:note></text:span></text:p>
      <text:h text:style-name="Heading_20_2" text:outline-level="2"><text:soft-page-break/><text:span text:style-name="T28">IV<text:line-break/></text:span><text:span text:style-name="T17">Év</text:span><text:span text:style-name="T28">ocation</text:span></text:h>
      <text:p text:style-name="P20"><text:span text:style-name="_3c_pb_3e_"><text:span text:style-name="T15">[</text:span></text:span><text:span text:style-name="_3c_pb_3e_"><text:span text:style-name="T18">2</text:span></text:span><text:span text:style-name="_3c_pb_3e_"><text:span text:style-name="T25">4</text:span></text:span><text:span text:style-name="_3c_pb_3e_"><text:span text:style-name="T26">5</text:span></text:span><text:span text:style-name="_3c_pb_3e_"><text:span text:style-name="T15">]</text:span></text:span><text:span text:style-name="T28">L</text:span><text:span text:style-name="T15">a fête avait fui comme un songe ; le soir était venu. Les danses, les chants et les prières </text:span><text:span text:style-name="T28">s</text:span><text:span text:style-name="T15">’é</text:span><text:span text:style-name="T28">t</text:span><text:span text:style-name="T15">aient évanouis dans une brume rosée. Orphée et son disciple descendirent par une galerie souterraine dans la crypte sacrée qui se prolongeait au cœur de la montagne e</text:span><text:span text:style-name="T28">t </text:span><text:span text:style-name="T15">dont l’hiérophante seul avait l’accès. C’est là que l’inspiré des Dieux se livrait à ses méditations solitaires ou poursuivait avec ses adeptes les hautes œuvres de la magie et de la théurgie.</text:span></text:p>
      <text:p text:style-name="P27"><text:span text:style-name="T17">Autour d’eux, s’étendait un espace vaste et caverneux. Deux torches plantées en terre n’en éclaira</text:span><text:span text:style-name="T28">i</text:span><text:span text:style-name="T17">ent que vaguement les murailles crevassées et les profondeurs ténébreuses. </text:span><text:span text:style-name="T28">À</text:span><text:span text:style-name="T17"> quelques pas, une fe</text:span><text:span text:style-name="T28">n</text:span><text:span text:style-name="T17">te noire s’</text:span><text:span text:style-name="T28">o</text:span><text:span text:style-name="T17">uvrait béante da</text:span><text:span text:style-name="T28">n</text:span><text:span text:style-name="T17">s le sol ; un vent chaud en sortait, et ce souffre semblait descendre aux entrailles de la terre.</text:span></text:p>
      <text:p text:style-name="P10"><text:span text:style-name="T15">Un petit autel, où brûlait un feu de laurier sec, et un sphinx de phorphyre en gardaient les bords. </text:span><text:span text:style-name="T28">Trè</text:span><text:span text:style-name="T15">s loin, </text:span><text:span text:style-name="T28">à</text:span><text:span text:style-name="T15"> une hauteur incommensurable, la caverne prenait jour sur le ciel étoilé par une fissure oblique. Ce pâle rayon de </text:span><text:span text:style-name="T28">l</text:span><text:span text:style-name="T15">umière bleuâtre semblait l’œil du firmame</text:span><text:span text:style-name="T28">n</text:span><text:span text:style-name="T15">t plongeant dans cet abîme.</text:span></text:p>
      <text:p text:style-name="P20"><text:span text:style-name="T15">« – Tu as </text:span><text:span text:style-name="T28">b</text:span><text:span text:style-name="T15">u aux sources de la lumière sainte, dit </text:span><text:span text:style-name="_3c_pb_3e_"><text:span text:style-name="T15">[</text:span></text:span><text:span text:style-name="_3c_pb_3e_"><text:span text:style-name="T18">2</text:span></text:span><text:span text:style-name="_3c_pb_3e_"><text:span text:style-name="T25">4</text:span></text:span><text:span text:style-name="_3c_pb_3e_"><text:span text:style-name="T28">7</text:span></text:span><text:span text:style-name="_3c_pb_3e_"><text:span text:style-name="T15">]</text:span></text:span><text:span text:style-name="T15">Orphée, tu es entré d’un cœur pur dans le sein des mystères. L’heure solennelle est venue, où je vais te faire pénétrer jusqu’aux sources de la vie et de la lumière. Ceux qui n’ont pas soulevé le voile épais, qui recouvre aux yeux des hommes les merveilles invisibles, ne sont pas devenus fils des Dieux.</text:span></text:p>
      <text:p text:style-name="P10"><text:span text:style-name="T15">Écoute donc les vérités qu’il faut taire à la foule et qui font la force des sanctuaires :</text:span></text:p>
      <text:p text:style-name="P32"><text:span text:style-name="T2">Dieu</text:span><text:span text:style-name="T17"> est un et toujours semblable à lui-même. Il règne partout. Mais </text:span><text:span text:style-name="T2">les Dieux</text:span><text:span text:style-name="T17"> sont innombrables et divers : car la divinité est éternelle et infinie. Les plus grands sont les âmes des astres. Soleils, étoiles, terres et lunes, chaque astre a la sienne, et toutes sont issues du feu céleste de Zeus et de la lumière primitive. Semi-conscien</text:span><text:span text:style-name="T28">t</text:span><text:span text:style-name="T17">es, inaccessibles, inchangeables, elles régissent le grand tout de leurs mouvements réguliers. Or, chaque astre roulant entraîne dans sa sphère éthérée des phalanges de demi-dieux ou d’âmes rayonnantes qui furent jadis des hommes, et qui, après avoir descendu l’échelle des règnes, ont glorieusement remonté les cycles pour sortir en</text:span><text:span text:style-name="T28">f</text:span><text:span text:style-name="T17">in du cercle des générations. C’est par c</text:span><text:span text:style-name="T28">e</text:span><text:span text:style-name="T17">s divins esprits que Dieu respire, agit, apparaît ; que dis-je ? ils sont le souffle de son âme vivante, les rayons de-sa conscience éternelle. Ils commandent aux armées des esprits inférieurs qui évertuent les éléments : ils dirigent les mondes. De loin, de près, ils nous environnent, et quoique d’essence immortelle ils revêtent des formes toujours changeantes, selon les peuples, les temps et les régions. L’impie qui les nie, les redoute ; l’homme pieux les adore sans les connaître ; l’initié les connaît, les attire et les voit. Si j’ai lutté pour les trouver, si j’ai bravé la mort, si, comme l’on dit, je suis descendu aux enfers, ce fut pour dompter les démons de l’abîme, pour appeler les Dieux d’en haut sur ma Grèce aimée, pour que le </text:span><text:span text:style-name="T28">C</text:span><text:span text:style-name="T17">iel profond s</text:span><text:span text:style-name="T28">e </text:span><text:span text:style-name="_3c_pb_3e_"><text:span text:style-name="T17">[</text:span></text:span><text:span text:style-name="_3c_pb_3e_"><text:span text:style-name="T18">2</text:span></text:span><text:span text:style-name="_3c_pb_3e_"><text:span text:style-name="T25">4</text:span></text:span><text:span text:style-name="_3c_pb_3e_"><text:span text:style-name="T26">5</text:span></text:span><text:span text:style-name="_3c_pb_3e_"><text:span text:style-name="T17">]</text:span></text:span><text:span text:style-name="T17">marie à la terre et que la terre charmée écoute les voix divines. La beauté céleste s’incarnera dans la chair des femmes, le feu de Zeus circulera dans le sang des héros ; et bien avant que de remonter aux astres, les fils des Dieux resplendiront comme le</text:span><text:span text:style-name="T28">s Im</text:span><text:span text:style-name="T17">mortels.</text:span></text:p>
      <text:p text:style-name="P10"><text:span text:style-name="T15">Sais-tu ce qu’est la Lyre d’Orphée ? Le son </text:span><text:span text:style-name="T28">d</text:span><text:span text:style-name="T15">es temples inspirés. Ils ont des Dieux pour cordes. </text:span><text:span text:style-name="T28">À</text:span><text:span text:style-name="T15"> leur musique, la Grèce s’accordera comme une lyre et le marbre lui-même chantera en cadences brillantes, en célestes harmonies.</text:span></text:p>
      <text:p text:style-name="P10"><text:span text:style-name="T15">Et maintenant j’évoquerai </text:span><text:span text:style-name="T1">mes</text:span><text:span text:style-name="T15"> Dieux, afin qu’ils t’apparaissent vivants et qu’i</text:span><text:span text:style-name="T29">l</text:span><text:span text:style-name="T15">s te montrent, dans une vision prophétique, le mystique hyménée que je prépare au monde et que verront les initiés.</text:span></text:p>
      <text:p text:style-name="P10"><text:span text:style-name="T15">Couche-toi à l’abri de cette roche. Ne crains rien. Un sommeil magique va fermer tes paupières, tu trembleras d’abord et tu verras des choses terribles : mais ensuite, une lumière délicieuse, une félicité inconnue inondera tes sens et ton être. »</text:span></text:p>
      <text:p text:style-name="P10"><text:span text:style-name="T15">Déjà le disciple s’était blotti dans la niche, creusée en forme de couche dan</text:span><text:span text:style-name="T29">s</text:span><text:span text:style-name="T15"> le roc. Orphée jeta quelques parfums sur le feu de l’autel. Puis, il saisit son sceptre d’ébène muni à son sommet d’un cristal flamboyant, se pla</text:span><text:span text:style-name="T29">ç</text:span><text:span text:style-name="T15">a près du sphinx, et appelant d’une voix profonde, il commen</text:span><text:span text:style-name="T29">ç</text:span><text:span text:style-name="T15">a l’évocation :</text:span></text:p>
      <text:p text:style-name="P21"><text:soft-page-break/><text:span text:style-name="T15">« </text:span><text:span text:style-name="T29">C</text:span><text:span text:style-name="T15">yb</text:span><text:span text:style-name="T29">è</text:span><text:span text:style-name="T15">le ! </text:span><text:span text:style-name="T29">C</text:span><text:span text:style-name="T15">ybèle ! Grande mère, entends-moi ! Lumière originelle, flamme agile, éthérée et toujours bondissante à travers les espaces, qui renfermes les échos et les images de toutes choses ! J’appelle tes coursiers fulgurants de lumière. Oh ! âme universelle, couveuse das abîmes, semeuse de soleils, qui laisses traîner dans l’Éther ton manteau étoilé : </text:span><text:span text:style-name="T29">l</text:span><text:span text:style-name="T15">umière subtile, cachée, invisible aux yeux de chair ; grande mère des Mondes et des Dieux, toi qui re</text:span><text:span text:style-name="T29">n</text:span><text:span text:style-name="T15">fermes les t</text:span><text:span text:style-name="T29">yp</text:span><text:span text:style-name="T15">es </text:span><text:span text:style-name="_3c_pb_3e_"><text:span text:style-name="T15">[</text:span></text:span><text:span text:style-name="_3c_pb_3e_"><text:span text:style-name="T18">2</text:span></text:span><text:span text:style-name="_3c_pb_3e_"><text:span text:style-name="T25">4</text:span></text:span><text:span text:style-name="_3c_pb_3e_"><text:span text:style-name="T29">9</text:span></text:span><text:span text:style-name="_3c_pb_3e_"><text:span text:style-name="T15">]</text:span></text:span><text:span text:style-name="T29">é</text:span><text:span text:style-name="T15">ternels ! L’antique </text:span><text:span text:style-name="T29">C</text:span><text:span text:style-name="T15">ybèle, à moi ! à moi ! Par mon sceptre magique, par mon pacte avec les Puissances, par l’âme d’Eurydice !.… Je t’évoque, Épouse multiforme, docile et vibrante sous le feu du Mâle éternel. Du plus haut des espaces, du plus profond des gouffres, de toutes parts, arrive, afflue, remplis cette caverne de tes effluves. Environne le fils des Mystères d’un rempart de diamant et fais-lui voir dans ton sein profond les Esprits de l’Abîme, de la Terre et des Cieux. »</text:span></text:p>
      <text:p text:style-name="P10"><text:span text:style-name="T15">À ces mots, un tonnerre souterrain ébranla les profondeurs du gouffre et toute la montagne trembla. Une sueur froide glaça le corps du disciple. Il ne voyait plus Orphée qu’à travers une fumée grandissante. Un instant, il essaya de lutter contre une puissance formidable qui le terrassait. Mais son cerveau fut submergé, sa volonté anéantie. Il eut les affres d’un noyé qui engorge l’eau à pleine poitrine et dont l’horrible convulsion finit dans les ténèbres de l’inconscience.</text:span></text:p>
      <text:p text:style-name="P21"><text:span text:style-name="T15">Quand il reprit connaissance, la nuit régnait autour de lui ; une nuit traversée d’un demi-jour r</text:span><text:span text:style-name="T29">a</text:span><text:span text:style-name="T15">mpant</text:span><text:span text:style-name="T15"><text:note text:id="ftn9" text:note-class="footnote"><text:note-citation>10</text:note-citation><text:note-body><text:p text:style-name="P6">rempant</text:p></text:note-body></text:note></text:span><text:span text:style-name="T15">, </text:span><text:span text:style-name="T29">j</text:span><text:span text:style-name="T15">aunâtre et boueux. Il regarda longtemps sans rien voir. De temps en temps il sentait sa peau effleurée comme par d’invisibles chauves-souris. Enfin, vaguement, il crut voir bouger dans ces ténèbres des formes monstrueuses de centaures, d’hydres, de gorg</text:span><text:span text:style-name="T29">o</text:span><text:span text:style-name="T15">nes. Mais la première chose qu’il aperçut distinctement ce fut une grande figure de femme, assise sur un trône. Elle était enveloppée d’un long voile aux plis fun</text:span><text:span text:style-name="T29">è</text:span><text:span text:style-name="T15">bres, semé d’étoiles pâlissantes, et portait une couronne de pavots. Ses yeux grands ouverts veillaient immobiles. Des masses d’ombres humaines se mouva</text:span><text:span text:style-name="T29">i</text:span><text:span text:style-name="T15">ent autour d’elle comme des oiseaux fatigués et chuchotaient à mi-voix : « Reine des mor</text:span><text:span text:style-name="T29">ts</text:span><text:span text:style-name="T15">, âme de la terre, ô Perséph</text:span><text:span text:style-name="T29">o</text:span><text:span text:style-name="T15">ne ! nous sommes filles du ciel. Pourquoi sommes-nous en exil dans le sombre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29">0</text:span></text:span><text:span text:style-name="_3c_pb_3e_"><text:span text:style-name="T15">]</text:span></text:span><text:span text:style-name="T15">royaume ? Ô moissonneuse du ciel, pourquoi as-tu cueilli nos âmes qui volaient bienheureuses, jadis, dans la lumière, parmi leurs sœurs, dans les champs de l’éther ? »</text:span></text:p>
      <text:p text:style-name="P10"><text:span text:style-name="T15">Perséphône répondit : « J’ai cueilli le narcisse, je suis entrée dans le lit nuptial. J’ai bu la mort avec la vie. Comme vous je gémis dans les ténèbres. »</text:span></text:p>
      <text:p text:style-name="P10"><text:span text:style-name="T15">– Quand serons-nous délivrées ? dirent en gémissant les âmes.</text:span></text:p>
      <text:p text:style-name="P10"><text:span text:style-name="T15">– Quand viendra mon époux céleste, le divin libérateur, répondit Perséphône.</text:span></text:p>
      <text:p text:style-name="P10"><text:span text:style-name="T15">Alors apparurent des femmes terribles. Leurs yeux étaient injectés de sang, leurs têtes couronnées de plantes vé</text:span><text:span text:style-name="T30">n</text:span><text:span text:style-name="T15">éneuses. Autour de leurs bras, de leurs flancs demi-nus, se tordaient des serpents qu’elles maniaient en guise de fouets : « Âmes, spectres, larves ! disaient-elles de leurs voix sifflantes, n’en croyez-pas la reine insensée des morts. Nous sommes les prêtresses de </text:span><text:span text:style-name="T30">l</text:span><text:span text:style-name="T15">a vie ténébreuse, servantes des éléments et des monstres d’en bas, Bacchantes sur terre, Furies au Tartare. C’est nous qui sommes vos reines éternelles, âmes infortunées. Vous ne sortirez pas du cercle maudit des générations, nous vous y ferons rentrer avec nos fouets. Tordez-vous à ja</text:span><text:span text:style-name="T30">m</text:span><text:span text:style-name="T15">ais entre les anneaux sifflants de nos serpents, dans les nœuds du désir, de la haine et du remords. » Et elles se précip</text:span><text:span text:style-name="T30">i</text:span><text:span text:style-name="T15">t</text:span><text:span text:style-name="T30">è</text:span><text:span text:style-name="T15">rent, échevelées, sur le troupeau des âmes af</text:span><text:span text:style-name="T30">f</text:span><text:span text:style-name="T15">olées qui se mirent à tournoyer dans les airs sous leurs coups de fouet comme un tourbillon de feuilles sèches, en poussant de longs gémissements.</text:span></text:p>
      <text:p text:style-name="P22"><text:span text:style-name="T15">À cette vue, Perséphône pâlit ; elle ne semblait plus qu’un fantôme lunaire. Elle murmura : « Le ciel... la lumière... les Dieux... un rêve ! Sommeil, sommeil éternel. » Sa couronne de pavots se flétrit ; ses yeux </text:span><text:span text:style-name="T30">s</text:span><text:span text:style-name="T15">e fermèrent d’angoisse. La reine des morts tomba en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30">1</text:span></text:span><text:span text:style-name="_3c_pb_3e_"><text:span text:style-name="T15">]</text:span></text:span><text:span text:style-name="T15">léthargie </text:span><text:span text:style-name="T30">s</text:span><text:span text:style-name="T15">ur son trône – et puis tout disparut dans les </text:span><text:span text:style-name="T34">ténèbres.</text:span></text:p>
      <text:p text:style-name="P10"><text:span text:style-name="T15">La vision changea. Le disciple de Delphes se vit dans une vallée splendide et verdoyante. Le mont Olympe au fond. Devant un antre noir, sommeillait sur un lit de fleurs la belle Perséphône. Une couronne de narcisses remplaçait dans ses cheveux la couronne des pavots funèbres et l’aurore d’une vie renaissante répandait sur ses joues une teinte ambrosienne. Ses tresses sombres tombaient sur ses épaules d’une blancheur éclatante, et les roses de son sein doucement soulevées semblaient appeler les baisers des vents. Des nymphes dansaient sur une prairie. De petits nuages blancs </text:span><text:soft-page-break/><text:span text:style-name="T15">voyageaient dans l’azur. Une lyre résonnait dans un temple...</text:span></text:p>
      <text:p text:style-name="P10"><text:span text:style-name="T30">À</text:span><text:span text:style-name="T15"> sa voix d’or, à ses rythmes sacrés, le disciple ente</text:span><text:span text:style-name="T30">nd</text:span><text:span text:style-name="T15">it la musique intime des choses. Car des feuilles, des ondes, des cavernes sortait une mélodie incorporelle et tendre ; et les voix lointaines des femmes initiées qui menaient leurs chœurs dans les mo</text:span><text:span text:style-name="T30">nt</text:span><text:span text:style-name="T15">agnes, parvenaient à son ore</text:span><text:span text:style-name="T30">i</text:span><text:span text:style-name="T15">lle en cadences brisées.</text:span></text:p>
      <text:p text:style-name="P10"><text:span text:style-name="T15">Les unes, éperdues, appelaient le Dieu ; les autres croyaient l’apercevoir en tombant au bord des forêts, demi-mortes de fatigue.</text:span></text:p>
      <text:p text:style-name="P22"><text:span text:style-name="T15">Enfin l’azur s’ouvrit au zénith pour enfanter de son s</text:span><text:span text:style-name="T30">e</text:span><text:span text:style-name="T15">in une nuée éclatante. Comme un oiseau qui plane un instant et puis fond sur la terre, le Dieu qui tient le thyrse en descendit et vint se poser devant Perséphône. Il était radieux, les cheveux dénoués ; dans ses yeux roulait le délire sacré des mondes à naître. </text:span><text:span text:style-name="T30">L</text:span><text:span text:style-name="T15">ongtemps il la couva du regard, puis il étendit son thyrse sur elle. Le thyrse effleura son sein ; elle se mit à sourire. Il toucha son front ; elle ouvrit les </text:span><text:span text:style-name="T30">y</text:span><text:span text:style-name="T15">eux, </text:span><text:span text:style-name="T30">s</text:span><text:span text:style-name="T15">e redressa lentement et regarda son époux. Ces yeux encore pleins du sommeil de l’Ér</text:span><text:span text:style-name="T30">è</text:span><text:span text:style-name="T15">be se mirent à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30">2</text:span></text:span><text:span text:style-name="_3c_pb_3e_"><text:span text:style-name="T15">]</text:span></text:span><text:span text:style-name="T15">briller comme deux étoiles. « Me reconnais-tu ? dit le Di</text:span><text:span text:style-name="T30">e</text:span><text:span text:style-name="T15">u. – Ô Dionysos ! dit Perséphône, Esprit divin, Verbe de Jupiter, Lumière céleste qui resplendit sous </text:span><text:span text:style-name="T30">l</text:span><text:span text:style-name="T15">a forme de l’homme ! chaque fois que tu me réveilles, je crois vivre pour la première fois : les mondes renaissent dans mon ressouvenir ; le passé, le futur redevient l’immortel présent ; et je sens dans mon cœur rayonner l’univers ! »</text:span></text:p>
      <text:p text:style-name="P10"><text:span text:style-name="T15">En même temps, par-dessus les montagnes, dans une lisière de nuages argentés apparurent les Dieux curieux et penchés vers la terre.</text:span></text:p>
      <text:p text:style-name="P22"><text:span text:style-name="T15">En bas, des groupes d’hommes, de femmes et d’enfants sortis des vallons, des cavernes. regardaient les Immortels dans un ravissement céleste. Des hymnes embrasés montaient des temples avec des flots d’encens. Entre la terre et le ciel, il se préparait un de ces mariages qui font concevoir aux mères, des héros et des Dieux. Déjà une teinte rose s’était répandue surtout le paysage ; déjà la reine des morts, redevenue la divine moissonneuse, montait vers le ciel emportée dans les bras de son époux. Un nuage pourpré les environna, et les lèvres de Dionysos se posèrent </text:span><text:span text:style-name="T30">s</text:span><text:span text:style-name="T15">ur la bouche de Perséphône... Alors un immense cri d’amour partit du ciel et de la terre, comme si le frisson sacré des Dieux en passant sur la grande lyre voulait en déchirer toutes les cordes, en égrener les sons à tous les vents. En même temps il jaillit du couple divin une fu</text:span><text:span text:style-name="T30">l</text:span><text:span text:style-name="T15">guration, un ouragan de lumière aveuglante... Et tout disparut.</text:span></text:p>
      <text:p text:style-name="P10"><text:span text:style-name="T15">Un instant, le disciple d’Orphée se sentit comme englouti à la source de toutes les vies, immergé dans le soleil de l’Être. Mais plongeant dans son brasie</text:span><text:span text:style-name="T30">r</text:span><text:span text:style-name="T15"> incandescent, il en rejaillit avec ses ailes célestes et comme un éclair il traversa les mondes pour atteindre à leurs limites le sommeil extatique de l’Infini.</text:span></text:p>
      <text:p text:style-name="P33"><text:span text:style-name="_3c_pb_3e_"><text:span text:style-name="T17">[</text:span></text:span><text:span text:style-name="_3c_pb_3e_"><text:span text:style-name="T18">2</text:span></text:span><text:span text:style-name="_3c_pb_3e_"><text:span text:style-name="T26">5</text:span></text:span><text:span text:style-name="_3c_pb_3e_"><text:span text:style-name="T30">3</text:span></text:span><text:span text:style-name="_3c_pb_3e_"><text:span text:style-name="T17">]</text:span></text:span><text:span text:style-name="T17">Lorsqu’il reprit ses sens corporels, </text:span><text:span text:style-name="T30">i</text:span><text:span text:style-name="T17">l était plongé dans la n</text:span><text:span text:style-name="T30">uit </text:span><text:span text:style-name="T17">noire. Une lyre lumineuse brillai</text:span><text:span text:style-name="T30">t</text:span><text:span text:style-name="T17"> seule dans ses ténèbres profondes. Elle fuyait, fuyait et devint une étoile. Alors seulement, le disciple s’aperçut qu’il était dans la crypte des évocations et que ce point lumineux était la fente lointaine de la caverne ouverte sur le firmament. </text:span></text:p>
      <text:p text:style-name="P10"><text:span text:style-name="T15">Une grande ombre se tenait debout près de lui. </text:span><text:span text:style-name="T31">Il </text:span><text:span text:style-name="T15">reconnut Orphée à ses longues boucles et au cristal </text:span><text:span text:style-name="T31">fl</text:span><text:span text:style-name="T15">amboyant de son sceptre.</text:span></text:p>
      <text:p text:style-name="P10"><text:span text:style-name="T15">– Enfant de Delphes, d’où viens-tu ? dit l’hiérophante.</text:span></text:p>
      <text:p text:style-name="P10"><text:span text:style-name="T15">– Ô maître des initiés, céleste enchanteur, merveil</text:span><text:span text:style-name="T31">l</text:span><text:span text:style-name="T15">eux Orphée, j’ai fait un songe divin. Serait-ce un charme de la magie, un don des Dieux ? Qu’est-il donc arrivé ? Le monde est-il changé ? Où suis-je maintenant ?</text:span></text:p>
      <text:p text:style-name="P27"><text:span text:style-name="T17">– Tu as conquis la couronne de l’initiation et tu as vécu mon rêve : la Grèce immortelle ! Mais sortons d’ici ; car pour qu’il s’accomplisse, il faut que moi je meure et que toi tu vives.</text:span></text:p>
      <text:h text:style-name="Heading_20_2" text:outline-level="2">V<text:line-break/><text:span text:style-name="T51">La mort d’Orphée</text:span></text:h>
      <text:p text:style-name="P23"><text:span text:style-name="_3c_pb_3e_"><text:span text:style-name="T15">[</text:span></text:span><text:span text:style-name="_3c_pb_3e_"><text:span text:style-name="T18">2</text:span></text:span><text:span text:style-name="_3c_pb_3e_"><text:span text:style-name="T26">5</text:span></text:span><text:span text:style-name="_3c_pb_3e_"><text:span text:style-name="T31">4</text:span></text:span><text:span text:style-name="_3c_pb_3e_"><text:span text:style-name="T15">]</text:span></text:span><text:span text:style-name="T15">Les forêts de chêne mugissaient fouettées par </text:span><text:span text:style-name="T31">l</text:span><text:span text:style-name="T15">a tempête, aux flancs de mont Kaoukaïôn ; la foudre grondait à coups redoublés sur les roches nues et faisait trembler jusque dans ses bases le temple de Jupiter. Les prêtres de Zeus étaient réunis dans une crypte voûtée du sanctuaire. Assis sur leurs sièges de bronze, ils formaient un demi-cercle. Orphée se tenait debout au milieu d’eux, </text:span><text:soft-page-break/><text:span text:style-name="T15">comme un accusé. </text:span><text:span text:style-name="T31">Il</text:span><text:span text:style-name="T15"> était plus pâle que de coutume ; mais une flamme profonde sortait de ses yeux calmes.</text:span></text:p>
      <text:p text:style-name="P10"><text:span text:style-name="T15">Le plus vieux des prêtres éleva sa voix grave comme celle d’un juge :</text:span></text:p>
      <text:p text:style-name="P34"><text:span text:style-name="T17">– Orphée, toi qu’on dit fils d’Apollon, nous t’avons nommé pontife et roi, nous t’avons donné le sceptre mystique des fils de Dieu ; tu règnes sur la Thrace par l’art sacerdotal et royal. Tu as relevé dans cette contrée les temples de Jupiter et d’Apollon, et tu as fait reluire dans la nuit des mystères le soleil divin de Dionys</text:span><text:span text:style-name="T31">o</text:span><text:span text:style-name="T17">s. Mais sais-tu bien ce qui nous menace ? Toi qui connais les secrets redoutables, toi qui plus d’u</text:span><text:span text:style-name="T31">n</text:span><text:span text:style-name="T17">e fois nou</text:span><text:span text:style-name="T31">s</text:span><text:span text:style-name="T17"> as prédit l’avenir et qui de loin as parlé à tes di</text:span><text:span text:style-name="T31">s</text:span><text:span text:style-name="T17">ciples en leur apparaissant en songe, tu ignores ce qui </text:span><text:span text:style-name="_3c_pb_3e_"><text:span text:style-name="T17">[</text:span></text:span><text:span text:style-name="_3c_pb_3e_"><text:span text:style-name="T18">2</text:span></text:span><text:span text:style-name="_3c_pb_3e_"><text:span text:style-name="T26">5</text:span></text:span><text:span text:style-name="_3c_pb_3e_"><text:span text:style-name="T31">5</text:span></text:span><text:span text:style-name="_3c_pb_3e_"><text:span text:style-name="T17">]</text:span></text:span><text:span text:style-name="T31">se</text:span><text:span text:style-name="T17"> passe autour de toi. En ton absence, les Bacchantes sauvages, les prêtresses maudites se sont r</text:span><text:span text:style-name="T31">éu</text:span><text:span text:style-name="T17">nies dans le vallon d’Hécate. Conduites par Aglaonice, la magicienne de Thessalie, elles ont persuadé les chefs d</text:span><text:span text:style-name="T31">e</text:span><text:span text:style-name="T17">s bords de l’</text:span><text:span text:style-name="T32">È</text:span><text:span text:style-name="T17">bre de rétablir le culte de la sombre Hécate et menacent de détruire les temples des Dieux mâles et tous les autels du Très Haut. Excités par leurs bouches ardentes, conduits par leurs torches incendiaires, mille guerriers Thraces campent au pied de cette montagne, et demain ils donneront l’assaut au temple, excités parle souffle de ces femmes vêtues de la peau des panthères, avides du sang des mâles. Aglaonice, la grande </text:span><text:span text:style-name="T34">prêtresse</text:span><text:span text:style-name="T17"> de l’Hécate ténébreuse, les mène ; c’est la plus terrible des magiciennes, implacable et acharnée comme une Furie. Tu dois la connaître ! Qu’en dis-tu ?</text:span></text:p>
      <text:p text:style-name="P10"><text:span text:style-name="T15">– Je savais tout cela, dit Orphée, et tout cela devait venir.</text:span></text:p>
      <text:p text:style-name="P10"><text:span text:style-name="T15">– Alors pourquoi n’as-tu rien fait pour nous défendre ? Aglaonice a juré de nous égorger sur nos autels, en face du ciel vivant que nous adorons. Mais que vont devenir ce temple, ses trésors, ta science et Zeus lui-même, si tu l’abandonnes ?</text:span></text:p>
      <text:p text:style-name="P10"><text:span text:style-name="T15">– Ne suis-je pas </text:span><text:span text:style-name="T31">a</text:span><text:span text:style-name="T15">vec vous ? reprit Orphée avec douceur.</text:span></text:p>
      <text:p text:style-name="P10"><text:span text:style-name="T15">– Tu es venu ; mais trop tard, dit le vieillard. Aglaonice m</text:span><text:span text:style-name="T31">è</text:span><text:span text:style-name="T15">ne les Bacchantes et les Bacchantes mènent les Thraces. Est-ce avec la foudre de Jupiter et avec les flèches d’Apollon que tu les repousseras ? Que n’appelais-tu dans cette enceinte les chefs Thraces fidèles à Zeus pour écraser la révolte ?</text:span></text:p>
      <text:p text:style-name="P27"><text:span text:style-name="T17">– </text:span><text:span text:style-name="T31">C</text:span><text:span text:style-name="T17">e n’est pas par les armes, c’est par la parole qu’on </text:span><text:span text:style-name="T34">défend</text:span><text:span text:style-name="T17"> les Dieux. Ce ne sont pas les chefs qu’il faut frapper, mais les Bacchantes. J’irai ; moi seul. Soyez </text:span><text:span text:style-name="T31">t</text:span><text:span text:style-name="T17">ranquilles. Aucun profane ne franchira cette enceinte.</text:span></text:p>
      <text:p text:style-name="P34"><text:span text:style-name="T17">Demain finira </text:span><text:span text:style-name="T31">l</text:span><text:span text:style-name="T17">e règne des prêtresses sanglantes, Et </text:span><text:span text:style-name="_3c_pb_3e_"><text:span text:style-name="T17">[</text:span></text:span><text:span text:style-name="_3c_pb_3e_"><text:span text:style-name="T18">2</text:span></text:span><text:span text:style-name="_3c_pb_3e_"><text:span text:style-name="T26">5</text:span></text:span><text:span text:style-name="_3c_pb_3e_"><text:span text:style-name="T31">6</text:span></text:span><text:span text:style-name="_3c_pb_3e_"><text:span text:style-name="T17">]</text:span></text:span><text:span text:style-name="T17">sachez-le bien, vous qui tremblez devant la horde d’Hécate, ils vaincront, les Dieux célestes et solaires.</text:span></text:p>
      <text:p text:style-name="P10"><text:span text:style-name="T15">À toi vieillard qui doutais de mot, </text:span><text:span text:style-name="T32">j</text:span><text:span text:style-name="T15">e laisse le sceptre du pontife et la couronne d’hiérophante.</text:span></text:p>
      <text:p text:style-name="P10"><text:span text:style-name="T15">– Que vas-tu faire ? dit le vieillard effrayé.</text:span></text:p>
      <text:p text:style-name="P10"><text:span text:style-name="T15">– Je vais rejoindre les Dieux... À vous tous, au re</text:span><text:span text:style-name="T32">v</text:span><text:span text:style-name="T15">oir !</text:span></text:p>
      <text:p text:style-name="P10"><text:span text:style-name="T15">Orphée sortit, laissant les prêtres muets sur leurs sièges. Dans le temple, il trouva le disciple de Delphe set lui prenant la main avec force :</text:span></text:p>
      <text:p text:style-name="P10"><text:span text:style-name="T15">– Je vais au camp des Thraces, suis-moi.</text:span></text:p>
      <text:p text:style-name="P10"><text:span text:style-name="T15">Ils marchaient sous les chênes ; l’orage était loin : entre les branches épaisses brillaient les étoiles.</text:span></text:p>
      <text:p text:style-name="P10"><text:span text:style-name="T15">– L’heure suprême est venue pour moi, dit Orphée. D’autres m’ont compris, toi tu m’as aimé. Érôs est le plus ancien des Dieux, disent les initiés ; il tient la clef de tous les êtres. Aussi t’ai-je fait pénétrer dans le fond des Mystères : les Dieux t’ont parlé, tu les a</text:span><text:span text:style-name="T32">s</text:span><text:span text:style-name="T32"><text:note text:id="ftn10" text:note-class="footnote"><text:note-citation>11</text:note-citation><text:note-body><text:p text:style-name="P7">a</text:p></text:note-body></text:note></text:span><text:span text:style-name="T15"> vus ! Maintenant, loin des hommes, seul à seul, à l’heure de </text:span><text:span text:style-name="T32">s</text:span><text:span text:style-name="T15">a mort, Orphée doit laisser à son disciple aimé le mot de sa destinée, l’immortel héritage, le pur flambeau de son âme.</text:span></text:p>
      <text:p text:style-name="P10"><text:span text:style-name="T15">– Maitre ! j’écoute et j’obéis, dit le disciple de Delphes.</text:span></text:p>
      <text:p text:style-name="P10"><text:span text:style-name="T15">– Marchons toujours, dit Orphée, sur ce sentier qui descend. L’heure presse. Je veux surprendre mes ennemis. En me suivant, écoute ; et grave mes paroles dans ta mémoire, mais garde-les comme un secret.</text:span></text:p>
      <text:p text:style-name="P10"><text:span text:style-name="T15">– Elles s’impriment en lettres de feu sur mon cœur ; </text:span><text:span text:style-name="T32">l</text:span><text:span text:style-name="T15">es siècles ne les effaceront pas.</text:span></text:p>
      <text:p text:style-name="P35"><text:span text:style-name="T17">– Tu sais, maintenant, que l’âme est fille du ciel. Tu as contemplé ton origine et ta fin, et tu commences à te ressouvenir. Lorsqu’elle descend dans la chair, elle continue, quoique faiblement, à recevoir l’influx d’en haut. Et c’est par nos mères que ce s</text:span><text:span text:style-name="T32">o</text:span><text:span text:style-name="T17">uf</text:span><text:span text:style-name="T32">f</text:span><text:span text:style-name="T17">le puis</text:span><text:span text:style-name="T32">sant </text:span><text:span text:style-name="_3c_pb_3e_"><text:span text:style-name="T17">[</text:span></text:span><text:span text:style-name="_3c_pb_3e_"><text:span text:style-name="T18">2</text:span></text:span><text:span text:style-name="_3c_pb_3e_"><text:span text:style-name="T26">5</text:span></text:span><text:span text:style-name="_3c_pb_3e_"><text:span text:style-name="T32">7</text:span></text:span><text:span text:style-name="_3c_pb_3e_"><text:span text:style-name="T17">]</text:span></text:span><text:span text:style-name="T17">nous arrive d’abord. Le </text:span><text:soft-page-break/><text:span text:style-name="T17">lait de leur sein nourrit notre corps ; mais c’est de leur âme que se nourrit notre être angoissé par l’étouffante prison du corps. Ma mère était prêtresse d’Apollon, mes premiers souvenirs sont ceux d’un bois sacré, d’un temple solennel, d’une femme me portant dans ses bras, m’enveloppant de sa douce chevelure comme d’un chaud vêtement. Les objets terrestres, les visages humains m’envahissaient d’une affreuse terreur. Mais aussitôt ma mère me serrait dans ses bras, je rencontrais son regard et il m’inondait d’un divin ressouvenir du ciel. Mais ce rayon ; mourut dans le gris sombre de la terre. Un jour ma mère disparut ; elle était morte. Privé de son regard, sevré de ses caresses, je fus épouvanté de ma solitude.</text:span></text:p>
      <text:p text:style-name="P10"><text:span text:style-name="T15">Ayant vu couler le sang d’un sacrifice, je pris le temple en horreur et je descendis aux vallées ténébreuses.</text:span></text:p>
      <text:p text:style-name="P10"><text:span text:style-name="T15">Les Bacchantes étonnèrent ma jeunesse, Dès lors, Aglaonice régnait sur ces femmes voluptueuses et farouches. Hommes et femmes, tout le monde la craignait. Elle respirait un sombre désir et frappait de terreur. Cette Thessalienne exerçait sur tous ceux qui l’approchaient une attraction fatale. Par les arts de l’infernale Hécate, elle attirait les jeunes filles dans sa vallée hantée et les instruisait dans son culte. Cependant Aglaonice avait jeté les yeux sur Eurydice. Elle s’était éprise pour cette vierge d’une envie perverse, d’un amour effréné, maléfique. Elle voulait entraîner cette jeune fille au culte des Bacchantes, la dompter, la livrer aux génies infernaux après avoir flétri sa jeunesse. Déjà elle l’avait enveloppée de ses promesses séductrices, de ses incantations nocturnes.</text:span></text:p>
      <text:p text:style-name="P27"><text:span text:style-name="T17">Attiré moi-même par je ne sais quel pressentiment dans le vallon d’Hécate, je cheminais un jour dans les hautes h</text:span><text:span text:style-name="T32">e</text:span><text:span text:style-name="T17">rbes d’une prairie pleine de plantes vénéneuses. Mais tout autour régnait l’horreur des bois sombres hantés par les Bacchantes. Des parfums y passaient par bouffées comme la chaude haleine du désir.</text:span></text:p>
      <text:p text:style-name="P10"><text:span text:style-name="T15">J’aperçus Eurydice. Elle marchait lentement, sans me </text:span><text:span text:style-name="T32">v</text:span><text:span text:style-name="T15">oir vers un antre, comme fascinée par un but invisible.</text:span></text:p>
      <text:p text:style-name="P10"><text:span text:style-name="T15">Quelquefois un rire léger sortait du bois des Bacchantes, quelquefois un soupir étrange. Eurydice s’arrêtait frémissante, incertaine, et puis reprena</text:span><text:span text:style-name="T32">i</text:span><text:span text:style-name="T15">t </text:span><text:span text:style-name="T32">s</text:span><text:span text:style-name="T15">a marche, comme attirée par un pouvoir magique. Ses boucles d’or flottaient sur ses épaules blanches, ses yeux de narcisse nageaient dans l’ivresse, tandis qu’elle marchait à la bouche de l’Enfer. Mais j’avais vu </text:span><text:span text:style-name="T32">l</text:span><text:span text:style-name="T15">e ciel dormant dans son regard. – Eurydice ! m’écriai-je, en lui prenant la main, où vas-tu ? – Comme éveillée d’un rêve, elle poussa un cri d’horreur et de délivrance, puis tomba sur mon sein. Ce fut alors que le divin Érôs nous dompta ; et par un regard Eurydice-Orphée furent époux à </text:span><text:span text:style-name="T32">j</text:span><text:span text:style-name="T15">amais.</text:span></text:p>
      <text:p text:style-name="P27"><text:span text:style-name="T17">Cepe</text:span><text:span text:style-name="T32">n</text:span><text:span text:style-name="T17">dant Eurydice, qui me tenait enlacé dans son effroi, me montra la grotte avec un geste d’épouvante. Je m’en approchai et j’y vis une femme assise. C’était Aglaonice. Près d’elle, une petite statue d’Hécate en cire, peinte en rouge, en blanc et en noir, qui tenait un fouet. Elle murmurait des paroles enchantées en faisant tourner le rouet magique, et ses yeux fixés dans le vide semblaient dévorer sa proie. Je brisai le rouet, je foulai l’Hécate à mes pieds, et perçant la magicienne du rega</text:span><text:span text:style-name="T32">r</text:span><text:span text:style-name="T17">d, je m’écriai : – Par Jupiter ! </text:span><text:span text:style-name="T32">j</text:span><text:span text:style-name="T17">e te défends de penser à </text:span><text:span text:style-name="T32">E</text:span><text:span text:style-name="T17">urydice – sous peine de mort ! Car sache que les fils d’Apollon ne te craignent pas.</text:span></text:p>
      <text:p text:style-name="P27"><text:span text:style-name="T17">Aglaonice interdite se tordit comme un serpent </text:span><text:span text:style-name="T32">s</text:span><text:span text:style-name="T17">ous mon geste et disparut dans sa caverne en me lançant un regard de haine mortelle.</text:span></text:p>
      <text:p text:style-name="P24"><text:span text:style-name="T15">J’emmenai Eurydice aux abords de mon temple. Les vierges de l’</text:span><text:span text:style-name="T32">È</text:span><text:span text:style-name="T15">bre, couronnées d’hyacinthe, chantèrent : </text:span><text:span text:style-name="_3c_pb_3e_"><text:span text:style-name="T15">[</text:span></text:span><text:span text:style-name="_3c_pb_3e_"><text:span text:style-name="T18">2</text:span></text:span><text:span text:style-name="_3c_pb_3e_"><text:span text:style-name="T26">5</text:span></text:span><text:span text:style-name="_3c_pb_3e_"><text:span text:style-name="T32">9</text:span></text:span><text:span text:style-name="_3c_pb_3e_"><text:span text:style-name="T15">]</text:span></text:span><text:span text:style-name="T15">Hymen ! Hyménée ! autour de nous ; je connus le bonheur.</text:span></text:p>
      <text:p text:style-name="P10"><text:span text:style-name="T15">La lune n’avait changé que trois fois, lorsqu’une Bacchante poussée par la Thessalienne présenta à Eurydice une coupe de vin, qui lui donnerait, disait-elle, la science des philtres et des herbes magiques. Eurydice curieuse la but et tomba foudroyée. La coupe renfermait un poison mortel.</text:span></text:p>
      <text:p text:style-name="P25"><text:span text:style-name="T15">Quand je vis le bûcher consumer Eurydice ; quand je vis le tombeau engloutir ses cendres, quand le dernier souvenir de sa forme vivante eut disparu, Je m’écriai : « Où est son âme ? » Je partis désespéré. J’errai par toute la Grèce. Je demandai son évocation aux prêtres de Samothrace ; je la cherchai aux entrailles de la terre, au cap Ténare ; mais en vain. Enfin </text:span><text:span text:style-name="T33">j</text:span><text:span text:style-name="T15">’arrivai à l’antre de Trophonius. Là, certains </text:span><text:span text:style-name="T33">p</text:span><text:span text:style-name="T15">rêtres conduisent les visiteurs téméraires par une tente, jusqu’aux </text:span><text:span text:style-name="T33">la</text:span><text:span text:style-name="T15">cs de feu qui bouillonnent dans l’intérieur de la terre, et leur font voir ce qui s’y passe. En route, tout en marchant, on entre en extase, et la seconde vue s’ouvre. On respire à peine, la voix s’étrangle, on ne </text:span><text:soft-page-break/><text:span text:style-name="T15">peut plus parler que par signes. Les u</text:span><text:span text:style-name="T33">n</text:span><text:span text:style-name="T15">s reculent à mi-chemin, les autres persistent et meurent étouffés ; </text:span><text:span text:style-name="T33">l</text:span><text:span text:style-name="T15">a plupart de ceux qui sortent vivants restent fous. Après avoir vu ce que nulle bouche ne doit répéter, je remontai dans la grotte et tombai dans une léthargie profonde. Pendant ce sommeil de mort m’apparut Eurydice. Elle flottait dans un nimbe, pâle comme un rayon lunaire, et me dit : « Pour moi, tu as bravé l’enfer, tu m’as cherchée chez les morts. Me voici ; </text:span><text:span text:style-name="T33">j</text:span><text:span text:style-name="T15">e viens à ta voix. Je n’habite pas le sein de la terre, mais la r</text:span><text:span text:style-name="T33">é</text:span><text:span text:style-name="T15">gion de l’</text:span><text:span text:style-name="T33">É</text:span><text:span text:style-name="T15">r</text:span><text:span text:style-name="T33">è</text:span><text:span text:style-name="T15">be, le cône d’ombre entre la terre et la lune. Je tourbillonne dans ce limbe en pleurant comme toi. Si tu veux me délivrer, sauve la Grèce en lui donnant la lumière. Alors moi-même, retrouvant </text:span><text:span text:style-name="_3c_pb_3e_"><text:span text:style-name="T15">[</text:span></text:span><text:span text:style-name="_3c_pb_3e_"><text:span text:style-name="T18">2</text:span></text:span><text:span text:style-name="_3c_pb_3e_"><text:span text:style-name="T33">60</text:span></text:span><text:span text:style-name="_3c_pb_3e_"><text:span text:style-name="T15">]</text:span></text:span><text:span text:style-name="T15">mes ailes, je monterai vers les astres, et tu m</text:span><text:span text:style-name="T33">e </text:span><text:span text:style-name="T15">retrouveras dans la lumière des Dieux. Jusque-là il me faut errer dans la sphère trouble et douloureuse… »</text:span></text:p>
      <text:p text:style-name="P10"><text:span text:style-name="T15">Trois fois je voulus la saisir ; trois fois elle s’évanouit dans mes bras comme une ombre. J’entendis seulement comme un son de corde qui se déchire ; puis une voix faible comme un souffle, triste comme un baiser d’adieu, murmura : – Orphée ! </text:span></text:p>
      <text:p text:style-name="P27"><text:span text:style-name="T17">« </text:span><text:span text:style-name="T33">À </text:span><text:span text:style-name="T17">cette voix </text:span><text:span text:style-name="T33">j</text:span><text:span text:style-name="T17">e m’éveillai. Ce nom donné par une âme avait changé mon être. Je sentis passer en moi le frisson sacré d’un immense désir et le pouvoir d’un amour surhumain. Eurydice vivante m’eût donné l’ivresse du bonheur ; Eurydice morte me fit trouver la Vérité. C’est par amour que j’ai revêtu l’habit de lin, me vouant à la grande initiation et à la vie ascétique ; c’est par amour que j’ai pénétré la magie et cherché la science divine ; c’est par amour que j’ai traversé les cavernes de Samothrace, les puits des Pyramides et les tombeaux de l’Égypte. J’ai fouillé la mort pour y chercher la vie, et par-delà la vie j’ai vu les limbes, les âmes, les sphères transparentes, l’Éther des Dieux. La terre m’a ouvert ses abîmes, le ciel ses temples flamboyants. J’ai arraché la science cachée sous les momies. Les prêtres d’Isis et d’Osiris m’ont livré leurs secrets. Ils n’avaient que ces Dieux : j’avais Érôs ! Par lui j’ai parlé, j’ai chanté, j’ai vaincu. Par lui, j’ai épelé le verbe d’Hermès et le verbe de Zoroastre ; par lui j’ai prononcé celui de Jupiter et d’Apollon !.</text:span></text:p>
      <text:p text:style-name="P10"><text:span text:style-name="T15">Mais l’heure de confirmer ma mission par ma mort est venue. Encore une fois il me faut descendre aux enfers pour remonter au ciel. Écoute, enfant chéri de ma parole : Tu porteras ma doctrine au temple de Delphes et ma loi au tribunal des Amphyctions. Dionysos est le soleil des initiés ; Apollon sera la lumi</text:span><text:span text:style-name="T33">è</text:span><text:span text:style-name="T15">re de la Grèce ; les Amphyctions les gardiens de sa justice. »</text:span></text:p>
      <text:p text:style-name="P25"><text:span text:style-name="_3c_pb_3e_"><text:span text:style-name="T15">[</text:span></text:span><text:span text:style-name="_3c_pb_3e_"><text:span text:style-name="T18">2</text:span></text:span><text:span text:style-name="_3c_pb_3e_"><text:span text:style-name="T33">61</text:span></text:span><text:span text:style-name="_3c_pb_3e_"><text:span text:style-name="T15">]</text:span></text:span><text:span text:style-name="T15">L’hiérophante et son disciple avaient atteint le fond de la vallée. Devant eux une </text:span><text:span text:style-name="T34">clairière</text:span><text:span text:style-name="T15">, de grands massifs de bois sombres, des tentes et des hommes couchés à terre. Au fond de la forêt, des feux mourants, des torches vacillantes. Orphée marchait tranquillement au milieu des Thraces endormis et fatigués d’une orgie nocturne. Une sentinelle qui veillait encore lui demanda son nom.</text:span></text:p>
      <text:p text:style-name="P10"><text:span text:style-name="T15">– Je suis un messager de Jupiter, appelle tes chefs, </text:span><text:span text:style-name="T33">l</text:span><text:span text:style-name="T15">ui répondit Orphée.</text:span></text:p>
      <text:p text:style-name="P10"><text:span text:style-name="T15">« Un prêtre du temple !… » Ce cri poussé par la sentinelle se répand comme un signal d’alarme dans tout l</text:span><text:span text:style-name="T33">e </text:span><text:span text:style-name="T15">camp. On s’arme ; on s’appelle ; les épées brillent ; les chefs accourent étonnés et entourent le pontife.</text:span></text:p>
      <text:p text:style-name="P10"><text:span text:style-name="T15">– Qui es-tu ? que viens-tu faire ici ?</text:span></text:p>
      <text:p text:style-name="P10"><text:span text:style-name="T15">– Je suis un envoyé du temple, Vous tous, rois, chefs, guerriers de la Thrace, renoncez à lutter avec les fils de la lumière et reconnaissez la divinité de Jupiter et d’Apollon. Les Dieux d’en haut vous parlent par ma bouche. Je viens en ami, si vous m’écoutez ; en juge, si vous refusez de m’entendre.</text:span></text:p>
      <text:p text:style-name="P10"><text:span text:style-name="T15">– Parle, dirent les chefs.</text:span></text:p>
      <text:p text:style-name="P10"><text:span text:style-name="T15">Debout sous un grand orme, Orphée parla. Il parla des bienfaits des Dieux, du charme de la lumière céleste, de cette vie pure qu’il menait </text:span><text:span text:style-name="T33">là</text:span><text:span text:style-name="T15">-haut avec ses frères initiés sous l’œil du grand Ouranos et qu’il voulait communiquer à tous les hommes ; promettant d’apaiser les discordes, de guérir les malades, d’enseigner les semences qui produisent les plus beaux fruits de la </text:span><text:span text:style-name="T33">t</text:span><text:span text:style-name="T15">erre, et celles plus précieuses encore qui produisent les fruits divins de la vie : la joie, l’amour, la beauté.</text:span></text:p>
      <text:p text:style-name="P36"><text:span text:style-name="T17">Et tandis qu’il parlait, sa voix grave et douce vibrait comme les cordes d’une lyre et descendait toujours plus avant dans le cœur des Thraces ébranlés. Du fond des bois, les Bacchantes curieuses, leurs torches à la main, </text:span><text:span text:style-name="_3c_pb_3e_"><text:span text:style-name="T17">[</text:span></text:span><text:span text:style-name="_3c_pb_3e_"><text:span text:style-name="T18">2</text:span></text:span><text:span text:style-name="_3c_pb_3e_"><text:span text:style-name="T33">62</text:span></text:span><text:span text:style-name="_3c_pb_3e_"><text:span text:style-name="T17">]</text:span></text:span><text:span text:style-name="T17">étaient venues aussi, attirées par </text:span><text:span text:style-name="T33">l</text:span><text:span text:style-name="T17">a musique d’une voix humaine. </text:span><text:span text:style-name="T33">À</text:span><text:span text:style-name="T17"> peine v</text:span><text:span text:style-name="T33">ê</text:span><text:span text:style-name="T17">tues de la peau des panthères, elles vinrent montrer leurs seins bruns et leurs flancs superbes. À la lueur des nocturnes flambeaux, leurs yeux brillaient de luxure et de cruauté. Mais, calmées peu à </text:span><text:soft-page-break/><text:span text:style-name="T17">peu par la voix d’Orphée, elles se groupèrent autour de lui ou s’assirent à ses pieds comme des bêtes fauves domptées. Les unes, saisies de remords, fixaient à terre un regard sombre ; les autres écoutaient comme ravies. Et les Thraces émus murmuraient entre eux : « C’est un Dieu qui parle, c’est Apollon lui-même qui charme les Bacchantes ! »</text:span></text:p>
      <text:p text:style-name="P10"><text:span text:style-name="T15">Cependant, du fond des bois, Aglaonice épiait. La grande prêtresse d’Hécate, voyant les Thraces immobiles et les Bacchantes enchaînées par une magie plus forte que la sienne, sentit la victoire du ciel sur l’enfer, et son pouvoir maudit s’écrouler dans les ténèbres d’où il était sorti, sous </text:span><text:span text:style-name="T33">l</text:span><text:span text:style-name="T15">a parole du divin séducteur. E</text:span><text:span text:style-name="T33">l</text:span><text:span text:style-name="T15">le rugit ; et se jetant devant Orphée d’un effort violent :</text:span></text:p>
      <text:p text:style-name="P10"><text:span text:style-name="T15">– Un Dieu, dites-vous ? Et moi je vous dis que c’est Orphée, un homme comme vous, un magicien qui vous trompe, un tyran qui s’arroge vos couronnes. Un Dieu, dites-vous ? le fils d’Apo</text:span><text:span text:style-name="T33">l</text:span><text:span text:style-name="T15">lon ? Lui ? le prêtre ? le pontife orgueilleux ? Qu’on se jette sur lui ! S’il est Dieu, qu’il se défende... et si je mens, qu’on me déchire !</text:span></text:p>
      <text:p text:style-name="P10"><text:span text:style-name="T15">Aglaonice était suivie de quelques chefs excités par ses maléfices et enflammés de sa </text:span><text:span text:style-name="T33">haine.</text:span><text:span text:style-name="T15"> Ils se ru</text:span><text:span text:style-name="T33">è</text:span><text:span text:style-name="T15">rent sur l’hiérophante. Orphée poussa un grand cri et tomba percé de leurs glaives. Il tendit la main à son disciple et dit :</text:span></text:p>
      <text:p text:style-name="P10"><text:span text:style-name="T15">– Je meurs : mais les Dieux sont vivants !</text:span></text:p>
      <text:p text:style-name="P25"><text:span text:style-name="T15">Puis, il expira. Penchée sur son cadavre, la magicienne de Thessalie, dont le visage ressemblait maintenant à celui de Tisiphône, épiait avec une joie sauvage le dernier souffle du prophète et s’apprêtait à tirer </text:span><text:span text:style-name="_3c_pb_3e_"><text:span text:style-name="T15">[</text:span></text:span><text:span text:style-name="_3c_pb_3e_"><text:span text:style-name="T18">2</text:span></text:span><text:span text:style-name="_3c_pb_3e_"><text:span text:style-name="T33">63</text:span></text:span><text:span text:style-name="_3c_pb_3e_"><text:span text:style-name="T15">]</text:span></text:span><text:span text:style-name="T15">un oracle de sa victime. Mais quel fut l’effroi de la Thessalienne, en voyant cette tête cadavéreuse </text:span><text:span text:style-name="T33">se</text:span><text:span text:style-name="T15"> ranimer à la lueur flottante de la torche, une pâle rougeur se répandre sur le visage du mort, ses yeux </text:span><text:span text:style-name="T33">se</text:span><text:span text:style-name="T15"> rouvrir tout grands et un regard profond, doux et terrible se fixer sur elle... tandis qu’une voix étrange – la voix d’Orphée – s’échappait une fois encore de ces lèvres frémissantes pour prononcer distinctement ces trois syllabes mélodieuses et vengeresses :</text:span></text:p>
      <text:p text:style-name="P10"><text:span text:style-name="T15">– Eurydice !</text:span></text:p>
      <text:p text:style-name="P10"><text:span text:style-name="T15">Devant ce regard, à cette voix, la prétresse épouvantée recula en s’écriant : </text:span><text:span text:style-name="T33">« </text:span><text:span text:style-name="T15">Il n’est pas mort ! Ils vont me poursuivre ! à jamais ! Orphée... Eurydice ! » En jetant ces mots, Aglaonice disparut comme fouettée par cent Furies. Les Bacchantes affolées et les Thraces </text:span><text:span text:style-name="T34">s</text:span><text:span text:style-name="T15">aisis par l’horreur de leur crime, s’enfuirent dans la nuit en poussant des cris de détresse.</text:span></text:p>
      <text:p text:style-name="P10"><text:span text:style-name="T15">Le disciple resta seul près du corps de son maître. Lorsqu’un rayon sinistre d’Hécate vint éclairer le lin ensanglanté et la face pâ</text:span><text:span text:style-name="T34">l</text:span><text:span text:style-name="T15">e du grand initiateur, il lui sembla que la vallée, le fleuve, les montagnes et les forêts profondes gémissaient comme une grande lyre.</text:span></text:p>
      <text:p text:style-name="P10"><text:span text:style-name="T15">Le corps d’Orphée fut brûlé par ses prêtres et ses cendres portées dans un sanctuaire lointain d’Apollon, où elles furent vénérées à l’égal du Dieu. Aucun des révoltés n’osa monter au temple de Kaoukaïôn. La tradition d’Orphée, sa science et ses mystères s’y perpétuèrent et se répandirent dans tous les temples de Jupiter et d’Apollon. Les poètes grecs disaient qu’Apollon était devenu jaloux d’Orphée, parce qu’on l’invoquait plus souvent que lui. La vérité est que l</text:span><text:span text:style-name="T34">o</text:span><text:span text:style-name="T15">rsque les poètes chantaient Apollon, les grands initiés </text:span><text:span text:style-name="T34">i</text:span><text:span text:style-name="T15">nvoquaient l’âme d’Orphée, sauveur et divinateur.</text:span></text:p>
      <text:p text:style-name="P26"><text:span text:style-name="T15">Plus tard les Thraces convertis à la religion d’Orphée racontèrent qu’il était descendu aux enfers pour </text:span><text:span text:style-name="_3c_pb_3e_"><text:span text:style-name="T15">[</text:span></text:span><text:span text:style-name="_3c_pb_3e_"><text:span text:style-name="T18">2</text:span></text:span><text:span text:style-name="_3c_pb_3e_"><text:span text:style-name="T33">6</text:span></text:span><text:span text:style-name="_3c_pb_3e_"><text:span text:style-name="T34">4</text:span></text:span><text:span text:style-name="_3c_pb_3e_"><text:span text:style-name="T15">]</text:span></text:span><text:span text:style-name="T15">y chercher l’âme de son épouse, et que les Bacchantes jalouses de son amour éternel l’avaient mis en pièces ; mais que sa tête jetée dans l’</text:span><text:span text:style-name="T34">È</text:span><text:span text:style-name="T15">bre et emportée par ses flots orageux, appelait encore : Eurydice ! Eurydice !</text:span></text:p>
      <text:p text:style-name="P10"><text:span text:style-name="T15">Ainsi les Thraces chantèrent comme un prophète celui qu’ils avaient tué comme un criminel et qui les avait convertis par sa mort. Ainsi le verbe orphique s’infiltra mystérieusement dans les veines de l’Hellénie par les voies secrètes des sanctuaires et de l’initiation.</text:span></text:p>
      <text:p text:style-name="P10"><text:span text:style-name="T15">Les Dieux s’accordèrent à sa voix, comme dans le temple </text:span><text:span text:style-name="T34">u</text:span><text:span text:style-name="T15">n chœur d’initiés aux sons d’une lyre invisible – et </text:span><text:span text:style-name="T34">l’</text:span><text:span text:style-name="T15">âme d’Orphée devint l’âme de la Grè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loext:contextual-spacing="false"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loext:contextual-spacing="false" fo:text-align="center" style:justify-single-word="false" fo:text-indent="0cm" style:auto-text-indent="false" fo:padding="0cm" fo:border="none" style:shadow="none"/>
    </style:style>
    <style:style style:name="_3c_epigraph_3e_" style:display-name="&lt;epigraph&gt;" style:family="paragraph" style:parent-style-name="Heading_20_2" style:master-page-name="">
      <style:paragraph-properties fo:margin-left="7.001cm" fo:margin-right="0cm" fo:margin-top="0cm" fo:margin-bottom="0cm" loext:contextual-spacing="false" fo:text-align="end" style:justify-single-word="false" fo:text-indent="0cm" style:auto-text-indent="false" style:page-number="auto">
        <style:tab-stops/>
      </style:paragraph-properties>
      <style:text-properties style:font-name="Times New Roman1" fo:font-family="'Times New Roman'" style:font-style-name="Italique" style:font-family-generic="roman" fo:font-size="11pt" fo:font-style="italic" fo:font-weight="normal" officeooo:rsid="0021cf3c"/>
    </style:style>
    <style:style style:name="_3c_epigraph.bibl_3e_" style:display-name="&lt;epigraph.bibl&gt;" style:family="paragraph" style:parent-style-name="_3c_epigraph_3e_">
      <style:text-properties fo:font-variant="small-caps" fo:font-style="norm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1" fo:font-family="Arial" style:font-style-name="Normal" style:font-family-generic="swiss" style:font-pitch="variable"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9T15:19:16.14</meta:creation-date>
    <dc:date>2020-06-09T17:03:47.848478239</dc:date>
    <meta:editing-duration>PT2H57M41S</meta:editing-duration>
    <meta:editing-cycles>9</meta:editing-cycles>
    <meta:generator>LibreOffice/6.3.5.2$Linux_X86_64 LibreOffice_project/30$Build-2</meta:generator>
    <meta:document-statistic meta:table-count="0" meta:image-count="0" meta:object-count="0" meta:page-count="17" meta:paragraph-count="181" meta:word-count="12904" meta:character-count="77061" meta:non-whitespace-character-count="64263"/>
  </office:meta>
</office:document-meta>
</file>